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2"/>
            <table:table-cell table:style-name="ce118" table:number-columns-repeated="1014"/>
          </table:table-row>
          <table:table-row table:style-name="ro2">
            <table:table-cell table:style-name="ce2" table:number-columns-repeated="9"/>
            <table:table-cell table:style-name="ce95" office:value-type="string" calcext:value-type="string">
              <text:p>單位︰人</text:p>
            </table:table-cell>
            <table:table-cell table:style-name="ce118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1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6"/>
            <table:table-cell table:style-name="ce119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2" office:value-type="string" calcext:value-type="string" table:number-columns-spanned="1" table:number-rows-spanned="3">
              <text:p>本國籍</text:p>
            </table:table-cell>
            <table:table-cell table:style-name="ce62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9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2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19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7"/>
            <table:table-cell table:style-name="ce119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93"/>
          <table:table-cell table:style-name="ce98"/>
          <table:table-cell table:style-name="ce119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3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3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4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4" office:value-type="float" office:value="381" calcext:value-type="float">
            <text:p><text:s text:c="3"/>381</text:p>
          </table:table-cell>
          <table:covered-table-cell table:style-name="ce94"/>
          <table:covered-table-cell table:style-name="ce100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3" office:value-type="float" office:value="245" calcext:value-type="float">
            <text:p><text:s text:c="3"/>245</text:p>
          </table:table-cell>
          <table:covered-table-cell table:style-name="ce80"/>
          <table:covered-table-cell table:style-name="ce102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3" office:value-type="float" office:value="604" calcext:value-type="float">
            <text:p><text:s text:c="3"/>604</text:p>
          </table:table-cell>
          <table:covered-table-cell table:style-name="ce81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5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3" office:value-type="float" office:value="444" calcext:value-type="float">
            <text:p><text:s text:c="3"/>444</text:p>
          </table:table-cell>
          <table:covered-table-cell table:style-name="ce80"/>
          <table:covered-table-cell table:style-name="ce102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6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4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103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7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3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4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8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4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103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7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3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8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4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103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7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3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4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8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4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103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106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103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103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103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103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103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106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103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103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106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103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2" office:value-type="float" office:value="107208" calcext:value-type="float">
            <text:p><text:s text:c="3"/>107,208</text:p>
          </table:table-cell>
          <table:table-cell table:style-name="ce52" office:value-type="float" office:value="95117" calcext:value-type="float">
            <text:p><text:s text:c="3"/>95,117</text:p>
          </table:table-cell>
          <table:table-cell table:style-name="ce52" office:value-type="float" office:value="7277" calcext:value-type="float">
            <text:p><text:s text:c="3"/>7,277</text:p>
          </table:table-cell>
          <table:table-cell table:style-name="ce52" office:value-type="float" office:value="7144" calcext:value-type="float">
            <text:p><text:s text:c="3"/>7,144</text:p>
          </table:table-cell>
          <table:table-cell table:style-name="ce52" office:value-type="float" office:value="133" calcext:value-type="float">
            <text:p><text:s text:c="3"/>133</text:p>
          </table:table-cell>
          <table:table-cell table:style-name="ce52" office:value-type="float" office:value="4814" calcext:value-type="float">
            <text:p><text:s text:c="3"/>4,814</text:p>
          </table:table-cell>
          <table:table-cell table:style-name="ce52" office:value-type="float" office:value="4122" calcext:value-type="float">
            <text:p><text:s text:c="3"/>4,122</text:p>
          </table:table-cell>
          <table:table-cell table:style-name="ce109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47" office:value-type="float" office:value="52499" calcext:value-type="float">
            <text:p><text:s text:c="3"/>52,499</text:p>
          </table:table-cell>
          <table:table-cell table:style-name="ce47" office:value-type="float" office:value="337" calcext:value-type="float">
            <text:p><text:s text:c="3"/>337</text:p>
          </table:table-cell>
          <table:table-cell table:style-name="ce47" office:value-type="float" office:value="278" calcext:value-type="float">
            <text:p><text:s text:c="3"/>27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768" calcext:value-type="float">
            <text:p><text:s text:c="3"/>768</text:p>
          </table:table-cell>
          <table:table-cell table:style-name="ce47" office:value-type="float" office:value="193" calcext:value-type="float">
            <text:p><text:s text:c="3"/>193</text:p>
          </table:table-cell>
          <table:table-cell table:style-name="ce106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8" office:value-type="float" office:value="53604" calcext:value-type="float">
            <text:p><text:s text:c="3"/>53,604</text:p>
          </table:table-cell>
          <table:table-cell table:style-name="ce48" office:value-type="float" office:value="42618" calcext:value-type="float">
            <text:p><text:s text:c="3"/>42,618</text:p>
          </table:table-cell>
          <table:table-cell table:style-name="ce48" office:value-type="float" office:value="6940" calcext:value-type="float">
            <text:p><text:s text:c="3"/>6,940</text:p>
          </table:table-cell>
          <table:table-cell table:style-name="ce48" office:value-type="float" office:value="6866" calcext:value-type="float">
            <text:p><text:s text:c="3"/>6,866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4046" calcext:value-type="float">
            <text:p><text:s text:c="3"/>4,046</text:p>
          </table:table-cell>
          <table:table-cell table:style-name="ce48" office:value-type="float" office:value="3929" calcext:value-type="float">
            <text:p><text:s text:c="3"/>3,929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746" calcext:value-type="float">
            <text:p><text:s text:c="3"/>8,746</text:p>
          </table:table-cell>
          <table:table-cell table:style-name="ce69" office:value-type="float" office:value="7797" calcext:value-type="float">
            <text:p>7,797</text:p>
          </table:table-cell>
          <table:table-cell table:style-name="ce69" office:value-type="float" office:value="590" calcext:value-type="float">
            <text:p>590</text:p>
          </table:table-cell>
          <table:table-cell table:style-name="ce69" office:value-type="float" office:value="576" calcext:value-type="float">
            <text:p>576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359" calcext:value-type="float">
            <text:p>359</text:p>
          </table:table-cell>
          <table:table-cell table:style-name="ce69" office:value-type="float" office:value="298" calcext:value-type="float">
            <text:p>298</text:p>
          </table:table-cell>
          <table:table-cell table:style-name="ce110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373" calcext:value-type="float">
            <text:p><text:s text:c="3"/>4,373</text:p>
          </table:table-cell>
          <table:table-cell table:style-name="ce54" office:value-type="float" office:value="4285" calcext:value-type="float">
            <text:p><text:s text:c="3"/>4,285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8" office:value-type="float" office:value="62" calcext:value-type="float">
            <text:p><text:s text:c="3"/>62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373" calcext:value-type="float">
            <text:p><text:s text:c="3"/>4,373</text:p>
          </table:table-cell>
          <table:table-cell table:style-name="ce55" office:value-type="float" office:value="3512" calcext:value-type="float">
            <text:p><text:s text:c="3"/>3,512</text:p>
          </table:table-cell>
          <table:table-cell table:style-name="ce55" office:value-type="float" office:value="564" calcext:value-type="float">
            <text:p><text:s text:c="3"/>564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89" office:value-type="float" office:value="297" calcext:value-type="float">
            <text:p><text:s text:c="3"/>297</text:p>
          </table:table-cell>
          <table:table-cell table:style-name="ce55" office:value-type="float" office:value="284" calcext:value-type="float">
            <text:p><text:s text:c="3"/>284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8" office:value-type="string" calcext:value-type="string">
            <text:p>計</text:p>
          </table:table-cell>
          <table:table-cell table:style-name="ce53" office:value-type="float" office:value="8782" calcext:value-type="float">
            <text:p><text:s text:c="3"/>8,782</text:p>
          </table:table-cell>
          <table:table-cell table:style-name="ce69" office:value-type="float" office:value="7823" calcext:value-type="float">
            <text:p>7,823</text:p>
          </table:table-cell>
          <table:table-cell table:style-name="ce69" office:value-type="float" office:value="613" calcext:value-type="float">
            <text:p>613</text:p>
          </table:table-cell>
          <table:table-cell table:style-name="ce69" office:value-type="float" office:value="599" calcext:value-type="float">
            <text:p>599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346" calcext:value-type="float">
            <text:p>346</text:p>
          </table:table-cell>
          <table:table-cell table:style-name="ce69" office:value-type="float" office:value="293" calcext:value-type="float">
            <text:p>293</text:p>
          </table:table-cell>
          <table:table-cell table:style-name="ce110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391" calcext:value-type="float">
            <text:p><text:s text:c="3"/>4,391</text:p>
          </table:table-cell>
          <table:table-cell table:style-name="ce54" office:value-type="float" office:value="4304" calcext:value-type="float">
            <text:p><text:s text:c="3"/>4,304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8" office:value-type="float" office:value="63" calcext:value-type="float">
            <text:p><text:s text:c="3"/>6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4391" calcext:value-type="float">
            <text:p><text:s text:c="3"/>4,391</text:p>
          </table:table-cell>
          <table:table-cell table:style-name="ce55" office:value-type="float" office:value="3519" calcext:value-type="float">
            <text:p><text:s text:c="3"/>3,519</text:p>
          </table:table-cell>
          <table:table-cell table:style-name="ce55" office:value-type="float" office:value="589" calcext:value-type="float">
            <text:p><text:s text:c="3"/>589</text:p>
          </table:table-cell>
          <table:table-cell table:style-name="ce55" office:value-type="float" office:value="582" calcext:value-type="float">
            <text:p><text:s text:c="3"/>58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89" office:value-type="float" office:value="283" calcext:value-type="float">
            <text:p><text:s text:c="3"/>283</text:p>
          </table:table-cell>
          <table:table-cell table:style-name="ce55" office:value-type="float" office:value="277" calcext:value-type="float">
            <text:p><text:s text:c="3"/>277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11月止</text:p>
          </table:table-cell>
          <table:table-cell table:style-name="ce38" office:value-type="string" calcext:value-type="string">
            <text:p>計</text:p>
          </table:table-cell>
          <table:table-cell table:style-name="ce52" office:value-type="float" office:value="97036" calcext:value-type="float">
            <text:p><text:s text:c="3"/>97,036</text:p>
          </table:table-cell>
          <table:table-cell table:style-name="ce70" office:value-type="float" office:value="86559" calcext:value-type="float">
            <text:p><text:s text:c="3"/>86,559</text:p>
          </table:table-cell>
          <table:table-cell table:style-name="ce70" office:value-type="float" office:value="6290" calcext:value-type="float">
            <text:p><text:s text:c="3"/>6,290</text:p>
          </table:table-cell>
          <table:table-cell table:style-name="ce70" office:value-type="float" office:value="6156" calcext:value-type="float">
            <text:p><text:s text:c="3"/>6,15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70" office:value-type="float" office:value="4187" calcext:value-type="float">
            <text:p><text:s text:c="3"/>4,187</text:p>
          </table:table-cell>
          <table:table-cell table:style-name="ce70" office:value-type="float" office:value="3532" calcext:value-type="float">
            <text:p><text:s text:c="3"/>3,532</text:p>
          </table:table-cell>
          <table:table-cell table:style-name="ce109" office:value-type="float" office:value="655" calcext:value-type="float">
            <text:p><text:s text:c="3"/>655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47" office:value-type="float" office:value="48518" calcext:value-type="float">
            <text:p><text:s text:c="3"/>48,518</text:p>
          </table:table-cell>
          <table:table-cell table:style-name="ce71" office:value-type="float" office:value="47533" calcext:value-type="float">
            <text:p><text:s text:c="3"/>47,533</text:p>
          </table:table-cell>
          <table:table-cell table:style-name="ce71" office:value-type="float" office:value="299" calcext:value-type="float">
            <text:p><text:s text:c="3"/>299</text:p>
          </table:table-cell>
          <table:table-cell table:style-name="ce71" office:value-type="float" office:value="248" calcext:value-type="float">
            <text:p><text:s text:c="3"/>248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63" calcext:value-type="float">
            <text:p><text:s text:c="3"/>163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48" office:value-type="float" office:value="48518" calcext:value-type="float">
            <text:p><text:s text:c="3"/>48,518</text:p>
          </table:table-cell>
          <table:table-cell table:style-name="ce72" office:value-type="float" office:value="39026" calcext:value-type="float">
            <text:p><text:s text:c="3"/>39,026</text:p>
          </table:table-cell>
          <table:table-cell table:style-name="ce72" office:value-type="float" office:value="5991" calcext:value-type="float">
            <text:p><text:s text:c="3"/>5,991</text:p>
          </table:table-cell>
          <table:table-cell table:style-name="ce72" office:value-type="float" office:value="5908" calcext:value-type="float">
            <text:p><text:s text:c="3"/>5,908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72" office:value-type="float" office:value="3501" calcext:value-type="float">
            <text:p><text:s text:c="3"/>3,501</text:p>
          </table:table-cell>
          <table:table-cell table:style-name="ce72" office:value-type="float" office:value="3369" calcext:value-type="float">
            <text:p><text:s text:c="3"/>3,369</text:p>
          </table:table-cell>
          <table:table-cell table:style-name="ce107" office:value-type="float" office:value="132" calcext:value-type="float">
            <text:p><text:s text:c="3"/>13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558" calcext:value-type="float">
            <text:p><text:s text:c="3"/>7,558</text:p>
          </table:table-cell>
          <table:table-cell table:style-name="ce69" office:value-type="float" office:value="6672" calcext:value-type="float">
            <text:p>6,672</text:p>
          </table:table-cell>
          <table:table-cell table:style-name="ce69" office:value-type="float" office:value="561" calcext:value-type="float">
            <text:p>561</text:p>
          </table:table-cell>
          <table:table-cell table:style-name="ce69" office:value-type="float" office:value="552" calcext:value-type="float">
            <text:p>552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325" calcext:value-type="float">
            <text:p>325</text:p>
          </table:table-cell>
          <table:table-cell table:style-name="ce69" office:value-type="float" office:value="268" calcext:value-type="float">
            <text:p>268</text:p>
          </table:table-cell>
          <table:table-cell table:style-name="ce110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3779" calcext:value-type="float">
            <text:p><text:s text:c="3"/>3,779</text:p>
          </table:table-cell>
          <table:table-cell table:style-name="ce54" office:value-type="float" office:value="3680" calcext:value-type="float">
            <text:p><text:s text:c="3"/>3,68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88" office:value-type="float" office:value="64" calcext:value-type="float">
            <text:p><text:s text:c="3"/>6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3779" calcext:value-type="float">
            <text:p><text:s text:c="3"/>3,779</text:p>
          </table:table-cell>
          <table:table-cell table:style-name="ce55" office:value-type="float" office:value="2992" calcext:value-type="float">
            <text:p><text:s text:c="3"/>2,992</text:p>
          </table:table-cell>
          <table:table-cell table:style-name="ce55" office:value-type="float" office:value="526" calcext:value-type="float">
            <text:p><text:s text:c="3"/>526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9" office:value-type="float" office:value="261" calcext:value-type="float">
            <text:p><text:s text:c="3"/>261</text:p>
          </table:table-cell>
          <table:table-cell table:style-name="ce55" office:value-type="float" office:value="251" calcext:value-type="float">
            <text:p><text:s text:c="3"/>251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02" calcext:value-type="float">
            <text:p><text:s text:c="3"/>7,702</text:p>
          </table:table-cell>
          <table:table-cell table:style-name="ce69" office:value-type="float" office:value="6906" calcext:value-type="float">
            <text:p>6,906</text:p>
          </table:table-cell>
          <table:table-cell table:style-name="ce69" office:value-type="float" office:value="482" calcext:value-type="float">
            <text:p>482</text:p>
          </table:table-cell>
          <table:table-cell table:style-name="ce69" office:value-type="float" office:value="475" calcext:value-type="float">
            <text:p>475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314" calcext:value-type="float">
            <text:p>314</text:p>
          </table:table-cell>
          <table:table-cell table:style-name="ce69" office:value-type="float" office:value="265" calcext:value-type="float">
            <text:p>265</text:p>
          </table:table-cell>
          <table:table-cell table:style-name="ce110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3851" calcext:value-type="float">
            <text:p><text:s text:c="3"/>3,851</text:p>
          </table:table-cell>
          <table:table-cell table:style-name="ce54" office:value-type="float" office:value="3773" calcext:value-type="float">
            <text:p><text:s text:c="3"/>3,77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3851" calcext:value-type="float">
            <text:p><text:s text:c="3"/>3,851</text:p>
          </table:table-cell>
          <table:table-cell table:style-name="ce54" office:value-type="float" office:value="3133" calcext:value-type="float">
            <text:p><text:s text:c="3"/>3,133</text:p>
          </table:table-cell>
          <table:table-cell table:style-name="ce54" office:value-type="float" office:value="455" calcext:value-type="float">
            <text:p><text:s text:c="3"/>455</text:p>
          </table:table-cell>
          <table:table-cell table:style-name="ce54" office:value-type="float" office:value="452" calcext:value-type="float">
            <text:p><text:s text:c="3"/>45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8" office:value-type="float" office:value="263" calcext:value-type="float">
            <text:p><text:s text:c="3"/>263</text:p>
          </table:table-cell>
          <table:table-cell table:style-name="ce54" office:value-type="float" office:value="251" calcext:value-type="float">
            <text:p><text:s text:c="3"/>251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10" calcext:value-type="float">
            <text:p><text:s text:c="3"/>9,210</text:p>
          </table:table-cell>
          <table:table-cell table:style-name="ce73" office:value-type="float" office:value="8138" calcext:value-type="float">
            <text:p>8,138</text:p>
          </table:table-cell>
          <table:table-cell table:style-name="ce73" office:value-type="float" office:value="672" calcext:value-type="float">
            <text:p>672</text:p>
          </table:table-cell>
          <table:table-cell table:style-name="ce73" office:value-type="float" office:value="651" calcext:value-type="float">
            <text:p>651</text:p>
          </table:table-cell>
          <table:table-cell table:style-name="ce69" office:value-type="float" office:value="21" calcext:value-type="float">
            <text:p>21</text:p>
          </table:table-cell>
          <table:table-cell table:style-name="ce73" office:value-type="float" office:value="400" calcext:value-type="float">
            <text:p>400</text:p>
          </table:table-cell>
          <table:table-cell table:style-name="ce73" office:value-type="float" office:value="342" calcext:value-type="float">
            <text:p>342</text:p>
          </table:table-cell>
          <table:table-cell table:style-name="ce110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605" calcext:value-type="float">
            <text:p><text:s text:c="3"/>4,605</text:p>
          </table:table-cell>
          <table:table-cell table:style-name="ce74" office:value-type="float" office:value="4509" calcext:value-type="float">
            <text:p><text:s text:c="3"/>4,509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90" office:value-type="float" office:value="61" calcext:value-type="float">
            <text:p><text:s text:c="3"/>61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605" calcext:value-type="float">
            <text:p><text:s text:c="3"/>4,605</text:p>
          </table:table-cell>
          <table:table-cell table:style-name="ce74" office:value-type="float" office:value="3629" calcext:value-type="float">
            <text:p><text:s text:c="3"/>3,629</text:p>
          </table:table-cell>
          <table:table-cell table:style-name="ce74" office:value-type="float" office:value="637" calcext:value-type="float">
            <text:p><text:s text:c="3"/>637</text:p>
          </table:table-cell>
          <table:table-cell table:style-name="ce74" office:value-type="float" office:value="623" calcext:value-type="float">
            <text:p><text:s text:c="3"/>623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90" office:value-type="float" office:value="339" calcext:value-type="float">
            <text:p><text:s text:c="3"/>339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16" calcext:value-type="float">
            <text:p><text:s text:c="3"/>9,216</text:p>
          </table:table-cell>
          <table:table-cell table:style-name="ce69" office:value-type="float" office:value="8228" calcext:value-type="float">
            <text:p>8,228</text:p>
          </table:table-cell>
          <table:table-cell table:style-name="ce69" office:value-type="float" office:value="596" calcext:value-type="float">
            <text:p>596</text:p>
          </table:table-cell>
          <table:table-cell table:style-name="ce69" office:value-type="float" office:value="587" calcext:value-type="float">
            <text:p>587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392" calcext:value-type="float">
            <text:p>392</text:p>
          </table:table-cell>
          <table:table-cell table:style-name="ce69" office:value-type="float" office:value="333" calcext:value-type="float">
            <text:p>333</text:p>
          </table:table-cell>
          <table:table-cell table:style-name="ce110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608" calcext:value-type="float">
            <text:p><text:s text:c="3"/>4,608</text:p>
          </table:table-cell>
          <table:table-cell table:style-name="ce54" office:value-type="float" office:value="4521" calcext:value-type="float">
            <text:p><text:s text:c="3"/>4,521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608" calcext:value-type="float">
            <text:p><text:s text:c="3"/>4,608</text:p>
          </table:table-cell>
          <table:table-cell table:style-name="ce54" office:value-type="float" office:value="3707" calcext:value-type="float">
            <text:p><text:s text:c="3"/>3,707</text:p>
          </table:table-cell>
          <table:table-cell table:style-name="ce54" office:value-type="float" office:value="569" calcext:value-type="float">
            <text:p><text:s text:c="3"/>569</text:p>
          </table:table-cell>
          <table:table-cell table:style-name="ce54" office:value-type="float" office:value="562" calcext:value-type="float">
            <text:p><text:s text:c="3"/>56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8" office:value-type="float" office:value="332" calcext:value-type="float">
            <text:p><text:s text:c="3"/>332</text:p>
          </table:table-cell>
          <table:table-cell table:style-name="ce54" office:value-type="float" office:value="319" calcext:value-type="float">
            <text:p><text:s text:c="3"/>319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82" calcext:value-type="float">
            <text:p><text:s text:c="3"/>9,282</text:p>
          </table:table-cell>
          <table:table-cell table:style-name="ce69" office:value-type="float" office:value="8265" calcext:value-type="float">
            <text:p>8,265</text:p>
          </table:table-cell>
          <table:table-cell table:style-name="ce69" office:value-type="float" office:value="600" calcext:value-type="float">
            <text:p>600</text:p>
          </table:table-cell>
          <table:table-cell table:style-name="ce69" office:value-type="float" office:value="592" calcext:value-type="float">
            <text:p>592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417" calcext:value-type="float">
            <text:p>417</text:p>
          </table:table-cell>
          <table:table-cell table:style-name="ce69" office:value-type="float" office:value="351" calcext:value-type="float">
            <text:p>351</text:p>
          </table:table-cell>
          <table:table-cell table:style-name="ce110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641" calcext:value-type="float">
            <text:p><text:s text:c="3"/>4,641</text:p>
          </table:table-cell>
          <table:table-cell table:style-name="ce54" office:value-type="float" office:value="4534" calcext:value-type="float">
            <text:p><text:s text:c="3"/>4,534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88" office:value-type="float" office:value="72" calcext:value-type="float">
            <text:p><text:s text:c="3"/>7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641" calcext:value-type="float">
            <text:p><text:s text:c="3"/>4,641</text:p>
          </table:table-cell>
          <table:table-cell table:style-name="ce54" office:value-type="float" office:value="3731" calcext:value-type="float">
            <text:p><text:s text:c="3"/>3,731</text:p>
          </table:table-cell>
          <table:table-cell table:style-name="ce54" office:value-type="float" office:value="565" calcext:value-type="float">
            <text:p><text:s text:c="3"/>565</text:p>
          </table:table-cell>
          <table:table-cell table:style-name="ce54" office:value-type="float" office:value="562" calcext:value-type="float">
            <text:p><text:s text:c="3"/>56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8" office:value-type="float" office:value="345" calcext:value-type="float">
            <text:p><text:s text:c="3"/>345</text:p>
          </table:table-cell>
          <table:table-cell table:style-name="ce54" office:value-type="float" office:value="333" calcext:value-type="float">
            <text:p><text:s text:c="3"/>333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96" calcext:value-type="float">
            <text:p><text:s text:c="3"/>8,996</text:p>
          </table:table-cell>
          <table:table-cell table:style-name="ce69" office:value-type="float" office:value="7989" calcext:value-type="float">
            <text:p>7,989</text:p>
          </table:table-cell>
          <table:table-cell table:style-name="ce69" office:value-type="float" office:value="576" calcext:value-type="float">
            <text:p>576</text:p>
          </table:table-cell>
          <table:table-cell table:style-name="ce69" office:value-type="float" office:value="564" calcext:value-type="float">
            <text:p>564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431" calcext:value-type="float">
            <text:p>431</text:p>
          </table:table-cell>
          <table:table-cell table:style-name="ce69" office:value-type="float" office:value="367" calcext:value-type="float">
            <text:p>367</text:p>
          </table:table-cell>
          <table:table-cell table:style-name="ce110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498" calcext:value-type="float">
            <text:p><text:s text:c="3"/>4,498</text:p>
          </table:table-cell>
          <table:table-cell table:style-name="ce54" office:value-type="float" office:value="4411" calcext:value-type="float">
            <text:p><text:s text:c="3"/>4,41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8" office:value-type="float" office:value="67" calcext:value-type="float">
            <text:p><text:s text:c="3"/>67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498" calcext:value-type="float">
            <text:p><text:s text:c="3"/>4,498</text:p>
          </table:table-cell>
          <table:table-cell table:style-name="ce54" office:value-type="float" office:value="3578" calcext:value-type="float">
            <text:p><text:s text:c="3"/>3,578</text:p>
          </table:table-cell>
          <table:table-cell table:style-name="ce54" office:value-type="float" office:value="556" calcext:value-type="float">
            <text:p><text:s text:c="3"/>556</text:p>
          </table:table-cell>
          <table:table-cell table:style-name="ce54" office:value-type="float" office:value="546" calcext:value-type="float">
            <text:p><text:s text:c="3"/>546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88" office:value-type="float" office:value="364" calcext:value-type="float">
            <text:p><text:s text:c="3"/>364</text:p>
          </table:table-cell>
          <table:table-cell table:style-name="ce54" office:value-type="float" office:value="350" calcext:value-type="float">
            <text:p><text:s text:c="3"/>350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46" calcext:value-type="float">
            <text:p><text:s text:c="3"/>9,646</text:p>
          </table:table-cell>
          <table:table-cell table:style-name="ce69" office:value-type="float" office:value="8641" calcext:value-type="float">
            <text:p>8,641</text:p>
          </table:table-cell>
          <table:table-cell table:style-name="ce69" office:value-type="float" office:value="610" calcext:value-type="float">
            <text:p>610</text:p>
          </table:table-cell>
          <table:table-cell table:style-name="ce69" office:value-type="float" office:value="593" calcext:value-type="float">
            <text:p>593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395" calcext:value-type="float">
            <text:p>395</text:p>
          </table:table-cell>
          <table:table-cell table:style-name="ce69" office:value-type="float" office:value="330" calcext:value-type="float">
            <text:p>330</text:p>
          </table:table-cell>
          <table:table-cell table:style-name="ce110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823" calcext:value-type="float">
            <text:p><text:s text:c="3"/>4,823</text:p>
          </table:table-cell>
          <table:table-cell table:style-name="ce54" office:value-type="float" office:value="4724" calcext:value-type="float">
            <text:p><text:s text:c="3"/>4,724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8" office:value-type="float" office:value="70" calcext:value-type="float">
            <text:p><text:s text:c="3"/>70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823" calcext:value-type="float">
            <text:p><text:s text:c="3"/>4,823</text:p>
          </table:table-cell>
          <table:table-cell table:style-name="ce54" office:value-type="float" office:value="3917" calcext:value-type="float">
            <text:p><text:s text:c="3"/>3,917</text:p>
          </table:table-cell>
          <table:table-cell table:style-name="ce54" office:value-type="float" office:value="581" calcext:value-type="float">
            <text:p><text:s text:c="3"/>581</text:p>
          </table:table-cell>
          <table:table-cell table:style-name="ce54" office:value-type="float" office:value="570" calcext:value-type="float">
            <text:p><text:s text:c="3"/>570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88" office:value-type="float" office:value="325" calcext:value-type="float">
            <text:p><text:s text:c="3"/>325</text:p>
          </table:table-cell>
          <table:table-cell table:style-name="ce54" office:value-type="float" office:value="316" calcext:value-type="float">
            <text:p><text:s text:c="3"/>316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44" calcext:value-type="float">
            <text:p><text:s text:c="3"/>9,044</text:p>
          </table:table-cell>
          <table:table-cell table:style-name="ce69" office:value-type="float" office:value="8103" calcext:value-type="float">
            <text:p>8,103</text:p>
          </table:table-cell>
          <table:table-cell table:style-name="ce69" office:value-type="float" office:value="553" calcext:value-type="float">
            <text:p>553</text:p>
          </table:table-cell>
          <table:table-cell table:style-name="ce69" office:value-type="float" office:value="536" calcext:value-type="float">
            <text:p>53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388" calcext:value-type="float">
            <text:p>388</text:p>
          </table:table-cell>
          <table:table-cell table:style-name="ce69" office:value-type="float" office:value="334" calcext:value-type="float">
            <text:p>334</text:p>
          </table:table-cell>
          <table:table-cell table:style-name="ce110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522" calcext:value-type="float">
            <text:p><text:s text:c="3"/>4,522</text:p>
          </table:table-cell>
          <table:table-cell table:style-name="ce54" office:value-type="float" office:value="4440" calcext:value-type="float">
            <text:p><text:s text:c="3"/>4,440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8" office:value-type="float" office:value="51" calcext:value-type="float">
            <text:p><text:s text:c="3"/>5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522" calcext:value-type="float">
            <text:p><text:s text:c="3"/>4,522</text:p>
          </table:table-cell>
          <table:table-cell table:style-name="ce54" office:value-type="float" office:value="3663" calcext:value-type="float">
            <text:p><text:s text:c="3"/>3,663</text:p>
          </table:table-cell>
          <table:table-cell table:style-name="ce54" office:value-type="float" office:value="522" calcext:value-type="float">
            <text:p><text:s text:c="3"/>522</text:p>
          </table:table-cell>
          <table:table-cell table:style-name="ce54" office:value-type="float" office:value="513" calcext:value-type="float">
            <text:p><text:s text:c="3"/>513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88" office:value-type="float" office:value="337" calcext:value-type="float">
            <text:p><text:s text:c="3"/>337</text:p>
          </table:table-cell>
          <table:table-cell table:style-name="ce54" office:value-type="float" office:value="328" calcext:value-type="float">
            <text:p><text:s text:c="3"/>328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532" calcext:value-type="float">
            <text:p><text:s text:c="3"/>9,532</text:p>
          </table:table-cell>
          <table:table-cell table:style-name="ce69" office:value-type="float" office:value="8486" calcext:value-type="float">
            <text:p>8,486</text:p>
          </table:table-cell>
          <table:table-cell table:style-name="ce69" office:value-type="float" office:value="612" calcext:value-type="float">
            <text:p>612</text:p>
          </table:table-cell>
          <table:table-cell table:style-name="ce69" office:value-type="float" office:value="597" calcext:value-type="float">
            <text:p>597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434" calcext:value-type="float">
            <text:p>434</text:p>
          </table:table-cell>
          <table:table-cell table:style-name="ce69" office:value-type="float" office:value="360" calcext:value-type="float">
            <text:p>360</text:p>
          </table:table-cell>
          <table:table-cell table:style-name="ce110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766" calcext:value-type="float">
            <text:p><text:s text:c="3"/>4,766</text:p>
          </table:table-cell>
          <table:table-cell table:style-name="ce54" office:value-type="float" office:value="4676" calcext:value-type="float">
            <text:p><text:s text:c="3"/>4,676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8" office:value-type="float" office:value="71" calcext:value-type="float">
            <text:p><text:s text:c="3"/>71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766" calcext:value-type="float">
            <text:p><text:s text:c="3"/>4,766</text:p>
          </table:table-cell>
          <table:table-cell table:style-name="ce54" office:value-type="float" office:value="3810" calcext:value-type="float">
            <text:p><text:s text:c="3"/>3,810</text:p>
          </table:table-cell>
          <table:table-cell table:style-name="ce54" office:value-type="float" office:value="593" calcext:value-type="float">
            <text:p><text:s text:c="3"/>593</text:p>
          </table:table-cell>
          <table:table-cell table:style-name="ce54" office:value-type="float" office:value="584" calcext:value-type="float">
            <text:p><text:s text:c="3"/>584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88" office:value-type="float" office:value="363" calcext:value-type="float">
            <text:p><text:s text:c="3"/>363</text:p>
          </table:table-cell>
          <table:table-cell table:style-name="ce54" office:value-type="float" office:value="342" calcext:value-type="float">
            <text:p><text:s text:c="3"/>342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7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36" calcext:value-type="float">
            <text:p><text:s text:c="3"/>9,136</text:p>
          </table:table-cell>
          <table:table-cell table:style-name="ce69" office:value-type="float" office:value="8194" calcext:value-type="float">
            <text:p>8,194</text:p>
          </table:table-cell>
          <table:table-cell table:style-name="ce69" office:value-type="float" office:value="574" calcext:value-type="float">
            <text:p>574</text:p>
          </table:table-cell>
          <table:table-cell table:style-name="ce69" office:value-type="float" office:value="564" calcext:value-type="float">
            <text:p>564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368" calcext:value-type="float">
            <text:p>368</text:p>
          </table:table-cell>
          <table:table-cell table:style-name="ce69" office:value-type="float" office:value="306" calcext:value-type="float">
            <text:p>306</text:p>
          </table:table-cell>
          <table:table-cell table:style-name="ce110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4568" calcext:value-type="float">
            <text:p><text:s text:c="3"/>4,568</text:p>
          </table:table-cell>
          <table:table-cell table:style-name="ce54" office:value-type="float" office:value="4486" calcext:value-type="float">
            <text:p><text:s text:c="3"/>4,48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4" office:value-type="float" office:value="4568" calcext:value-type="float">
            <text:p><text:s text:c="3"/>4,568</text:p>
          </table:table-cell>
          <table:table-cell table:style-name="ce54" office:value-type="float" office:value="3708" calcext:value-type="float">
            <text:p><text:s text:c="3"/>3,708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54" office:value-type="float" office:value="543" calcext:value-type="float">
            <text:p><text:s text:c="3"/>54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8" office:value-type="float" office:value="310" calcext:value-type="float">
            <text:p><text:s text:c="3"/>310</text:p>
          </table:table-cell>
          <table:table-cell table:style-name="ce54" office:value-type="float" office:value="297" calcext:value-type="float">
            <text:p><text:s text:c="3"/>297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14" calcext:value-type="float">
            <text:p><text:s text:c="3"/>7,714</text:p>
          </table:table-cell>
          <table:table-cell table:style-name="ce69" office:value-type="float" office:value="6937" calcext:value-type="float">
            <text:p>6,937</text:p>
          </table:table-cell>
          <table:table-cell table:style-name="ce69" office:value-type="float" office:value="454" calcext:value-type="float">
            <text:p>454</text:p>
          </table:table-cell>
          <table:table-cell table:style-name="ce69" office:value-type="float" office:value="445" calcext:value-type="float">
            <text:p>445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323" calcext:value-type="float">
            <text:p>323</text:p>
          </table:table-cell>
          <table:table-cell table:style-name="ce69" office:value-type="float" office:value="276" calcext:value-type="float">
            <text:p>276</text:p>
          </table:table-cell>
          <table:table-cell table:style-name="ce110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4" office:value-type="float" office:value="3857" calcext:value-type="float">
            <text:p><text:s text:c="3"/>3,857</text:p>
          </table:table-cell>
          <table:table-cell table:style-name="ce54" office:value-type="float" office:value="3779" calcext:value-type="float">
            <text:p><text:s text:c="3"/>3,779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8" office:value-type="float" office:value="61" calcext:value-type="float">
            <text:p><text:s text:c="3"/>6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9"/>
          <table:table-cell table:style-name="ce39" office:value-type="string" calcext:value-type="string">
            <text:p>女</text:p>
          </table:table-cell>
          <table:table-cell table:style-name="ce54" office:value-type="float" office:value="3857" calcext:value-type="float">
            <text:p><text:s text:c="3"/>3,857</text:p>
          </table:table-cell>
          <table:table-cell table:style-name="ce54" office:value-type="float" office:value="3158" calcext:value-type="float">
            <text:p><text:s text:c="3"/>3,158</text:p>
          </table:table-cell>
          <table:table-cell table:style-name="ce54" office:value-type="float" office:value="437" calcext:value-type="float">
            <text:p><text:s text:c="3"/>437</text:p>
          </table:table-cell>
          <table:table-cell table:style-name="ce54" office:value-type="float" office:value="431" calcext:value-type="float">
            <text:p><text:s text:c="3"/>43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8" office:value-type="float" office:value="262" calcext:value-type="float">
            <text:p><text:s text:c="3"/>262</text:p>
          </table:table-cell>
          <table:table-cell table:style-name="ce54" office:value-type="float" office:value="256" calcext:value-type="float">
            <text:p><text:s text:c="3"/>25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1" office:value-type="string" calcext:value-type="string">
            <text:p>計</text:p>
          </table:table-cell>
          <table:table-cell table:style-name="ce57" office:value-type="float" office:value="-11.8" calcext:value-type="float">
            <text:p><text:s text:c="3"/>－11.80</text:p>
          </table:table-cell>
          <table:table-cell table:style-name="ce57" office:value-type="float" office:value="-11.03" calcext:value-type="float">
            <text:p><text:s text:c="3"/>－11.03</text:p>
          </table:table-cell>
          <table:table-cell table:style-name="ce57" office:value-type="float" office:value="-23.05" calcext:value-type="float">
            <text:p><text:s text:c="3"/>－23.05</text:p>
          </table:table-cell>
          <table:table-cell table:style-name="ce57" office:value-type="float" office:value="-22.74" calcext:value-type="float">
            <text:p><text:s text:c="3"/>－22.74</text:p>
          </table:table-cell>
          <table:table-cell table:style-name="ce57" office:value-type="float" office:value="-35.71" calcext:value-type="float">
            <text:p><text:s text:c="3"/>－35.71</text:p>
          </table:table-cell>
          <table:table-cell table:style-name="ce57" office:value-type="float" office:value="-10.03" calcext:value-type="float">
            <text:p><text:s text:c="3"/>－10.03</text:p>
          </table:table-cell>
          <table:table-cell table:style-name="ce57" office:value-type="float" office:value="-7.38" calcext:value-type="float">
            <text:p><text:s text:c="3"/>－7.38</text:p>
          </table:table-cell>
          <table:table-cell table:style-name="ce113" office:value-type="float" office:value="-22.95" calcext:value-type="float">
            <text:p><text:s text:c="3"/>－22.95</text:p>
          </table:table-cell>
          <table:table-cell table:number-columns-repeated="1014"/>
        </table:table-row>
        <table:table-row table:style-name="ro8">
          <table:covered-table-cell table:style-name="ce21"/>
          <table:table-cell table:style-name="ce39" office:value-type="string" calcext:value-type="string">
            <text:p>男</text:p>
          </table:table-cell>
          <table:table-cell table:style-name="ce58" office:value-type="float" office:value="-11.8" calcext:value-type="float">
            <text:p><text:s text:c="3"/>－11.80</text:p>
          </table:table-cell>
          <table:table-cell table:style-name="ce58" office:value-type="float" office:value="-11.81" calcext:value-type="float">
            <text:p><text:s text:c="3"/>－11.81</text:p>
          </table:table-cell>
          <table:table-cell table:style-name="ce58" office:value-type="float" office:value="-34.62" calcext:value-type="float">
            <text:p><text:s text:c="3"/>－34.62</text:p>
          </table:table-cell>
          <table:table-cell table:style-name="ce58" office:value-type="float" office:value="-30" calcext:value-type="float">
            <text:p><text:s text:c="3"/>－30.00</text:p>
          </table:table-cell>
          <table:table-cell table:style-name="ce58" office:value-type="float" office:value="-50" calcext:value-type="float">
            <text:p><text:s text:c="3"/>－50.00</text:p>
          </table:table-cell>
          <table:table-cell table:style-name="ce58" office:value-type="float" office:value="-1.61" calcext:value-type="float">
            <text:p><text:s text:c="3"/>－1.61</text:p>
          </table:table-cell>
          <table:table-cell table:style-name="ce58" office:value-type="float" office:value="42.86" calcext:value-type="float">
            <text:p><text:s/>42.86</text:p>
          </table:table-cell>
          <table:table-cell table:style-name="ce114" office:value-type="float" office:value="-14.58" calcext:value-type="float">
            <text:p><text:s text:c="3"/>－14.58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-11.8" calcext:value-type="float">
            <text:p><text:s text:c="3"/>－11.80</text:p>
          </table:table-cell>
          <table:table-cell table:style-name="ce59" office:value-type="float" office:value="-10.08" calcext:value-type="float">
            <text:p><text:s text:c="3"/>－10.08</text:p>
          </table:table-cell>
          <table:table-cell table:style-name="ce59" office:value-type="float" office:value="-22.52" calcext:value-type="float">
            <text:p><text:s text:c="3"/>－22.52</text:p>
          </table:table-cell>
          <table:table-cell table:style-name="ce59" office:value-type="float" office:value="-22.48" calcext:value-type="float">
            <text:p><text:s text:c="3"/>－22.48</text:p>
          </table:table-cell>
          <table:table-cell table:style-name="ce59" office:value-type="float" office:value="-25" calcext:value-type="float">
            <text:p><text:s text:c="3"/>－25.00</text:p>
          </table:table-cell>
          <table:table-cell table:style-name="ce59" office:value-type="float" office:value="-11.78" calcext:value-type="float">
            <text:p><text:s text:c="3"/>－11.78</text:p>
          </table:table-cell>
          <table:table-cell table:style-name="ce59" office:value-type="float" office:value="-9.86" calcext:value-type="float">
            <text:p><text:s text:c="3"/>－9.86</text:p>
          </table:table-cell>
          <table:table-cell table:style-name="ce115" office:value-type="float" office:value="-53.85" calcext:value-type="float">
            <text:p><text:s text:c="3"/>－53.85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8" office:value-type="string" calcext:value-type="string">
            <text:p>計</text:p>
          </table:table-cell>
          <table:table-cell table:style-name="ce60" office:value-type="float" office:value="-15.56" calcext:value-type="float">
            <text:p><text:s text:c="3"/>－15.56</text:p>
          </table:table-cell>
          <table:table-cell table:style-name="ce60" office:value-type="float" office:value="-15.34" calcext:value-type="float">
            <text:p><text:s text:c="3"/>－15.34</text:p>
          </table:table-cell>
          <table:table-cell table:style-name="ce60" office:value-type="float" office:value="-20.91" calcext:value-type="float">
            <text:p><text:s text:c="3"/>－20.91</text:p>
          </table:table-cell>
          <table:table-cell table:style-name="ce60" office:value-type="float" office:value="-21.1" calcext:value-type="float">
            <text:p><text:s text:c="3"/>－21.10</text:p>
          </table:table-cell>
          <table:table-cell table:style-name="ce60" office:value-type="float" office:value="-10" calcext:value-type="float">
            <text:p><text:s text:c="3"/>－10.00</text:p>
          </table:table-cell>
          <table:table-cell table:style-name="ce60" office:value-type="float" office:value="-12.23" calcext:value-type="float">
            <text:p><text:s text:c="3"/>－12.23</text:p>
          </table:table-cell>
          <table:table-cell table:style-name="ce60" office:value-type="float" office:value="-9.8" calcext:value-type="float">
            <text:p><text:s text:c="3"/>－9.80</text:p>
          </table:table-cell>
          <table:table-cell table:style-name="ce116" office:value-type="float" office:value="-24.19" calcext:value-type="float">
            <text:p><text:s text:c="3"/>－24.19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58" office:value-type="float" office:value="-15.56" calcext:value-type="float">
            <text:p><text:s text:c="3"/>－15.56</text:p>
          </table:table-cell>
          <table:table-cell table:style-name="ce58" office:value-type="float" office:value="-15.76" calcext:value-type="float">
            <text:p><text:s text:c="3"/>－15.76</text:p>
          </table:table-cell>
          <table:table-cell table:style-name="ce58" office:value-type="float" office:value="-29.17" calcext:value-type="float">
            <text:p><text:s text:c="3"/>－29.17</text:p>
          </table:table-cell>
          <table:table-cell table:style-name="ce58" office:value-type="float" office:value="-33.33" calcext:value-type="float">
            <text:p><text:s text:c="3"/>－33.33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5.17" calcext:value-type="float">
            <text:p><text:s/>5.17</text:p>
          </table:table-cell>
          <table:table-cell table:style-name="ce58" office:value-type="float" office:value="122.22" calcext:value-type="float">
            <text:p><text:s/>122.22</text:p>
          </table:table-cell>
          <table:table-cell table:style-name="ce114" office:value-type="float" office:value="-16.33" calcext:value-type="float">
            <text:p><text:s text:c="3"/>－16.33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9" office:value-type="float" office:value="-15.56" calcext:value-type="float">
            <text:p><text:s text:c="3"/>－15.56</text:p>
          </table:table-cell>
          <table:table-cell table:style-name="ce59" office:value-type="float" office:value="-14.83" calcext:value-type="float">
            <text:p><text:s text:c="3"/>－14.83</text:p>
          </table:table-cell>
          <table:table-cell table:style-name="ce59" office:value-type="float" office:value="-20.55" calcext:value-type="float">
            <text:p><text:s text:c="3"/>－20.55</text:p>
          </table:table-cell>
          <table:table-cell table:style-name="ce59" office:value-type="float" office:value="-20.63" calcext:value-type="float">
            <text:p><text:s text:c="3"/>－20.63</text:p>
          </table:table-cell>
          <table:table-cell table:style-name="ce59" office:value-type="float" office:value="-14.29" calcext:value-type="float">
            <text:p><text:s text:c="3"/>－14.29</text:p>
          </table:table-cell>
          <table:table-cell table:style-name="ce59" office:value-type="float" office:value="-15.48" calcext:value-type="float">
            <text:p><text:s text:c="3"/>－15.48</text:p>
          </table:table-cell>
          <table:table-cell table:style-name="ce59" office:value-type="float" office:value="-13.8" calcext:value-type="float">
            <text:p><text:s text:c="3"/>－13.80</text:p>
          </table:table-cell>
          <table:table-cell table:style-name="ce115" office:value-type="float" office:value="-53.85" calcext:value-type="float">
            <text:p><text:s text:c="3"/>－53.85</text:p>
          </table:table-cell>
          <table:table-cell table:number-columns-repeated="1014"/>
        </table:table-row>
        <table:table-row table:style-name="ro10">
          <table:table-cell table:style-name="ce24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1" table:number-columns-repeated="2"/>
          <table:table-cell table:style-name="ce117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1">
          <table:table-cell table:style-name="ce2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1">
          <table:table-cell table:style-name="ce2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6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2">
          <table:table-cell table:style-name="ce27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24"/>
            <table:table-cell table:style-name="ce118" table:number-columns-repeated="1014"/>
          </table:table-row>
          <table:table-row table:style-name="ro3">
            <table:table-cell table:style-name="ce120" table:number-columns-repeated="2"/>
            <table:table-cell table:style-name="ce118"/>
            <table:table-cell table:style-name="ce132" office:value-type="string" office:string-value="中 華 民 國 103 年 11 月 份" calcext:value-type="string" table:number-columns-spanned="4" table:number-rows-spanned="1">
              <text:p><text:s/>中 華 民 國 103 年 11 月 份 </text:p>
            </table:table-cell>
            <table:covered-table-cell table:number-columns-repeated="3" table:style-name="ce132"/>
            <table:table-cell table:style-name="ce142" table:number-columns-repeated="2"/>
            <table:table-cell table:style-name="ce95" office:value-type="string" calcext:value-type="string">
              <text:p>單位︰人</text:p>
            </table:table-cell>
            <table:table-cell table:style-name="ce118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2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1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6"/>
          <table:table-cell table:style-name="ce119" table:number-columns-repeated="1014"/>
        </table:table-row>
        <table:table-row table:style-name="ro3">
          <table:covered-table-cell table:style-name="ce121"/>
          <table:covered-table-cell table:number-columns-repeated="2" table:style-name="ce125"/>
          <table:table-cell table:style-name="ce62" office:value-type="string" calcext:value-type="string" table:number-columns-spanned="1" table:number-rows-spanned="3">
            <text:p>本國籍</text:p>
          </table:table-cell>
          <table:table-cell table:style-name="ce62" office:value-type="string" calcext:value-type="string" table:number-columns-spanned="3" table:number-rows-spanned="1">
            <text:p>大陸、港澳地區</text:p>
          </table:table-cell>
          <table:covered-table-cell table:style-name="ce138"/>
          <table:covered-table-cell table:style-name="ce140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9" table:number-columns-repeated="1014"/>
        </table:table-row>
        <table:table-row table:style-name="ro3">
          <table:covered-table-cell table:style-name="ce121"/>
          <table:covered-table-cell table:number-columns-repeated="3" table:style-name="ce125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19" table:number-columns-repeated="1014"/>
        </table:table-row>
        <table:table-row table:style-name="ro8">
          <table:covered-table-cell table:style-name="ce122"/>
          <table:covered-table-cell table:number-columns-repeated="7" table:style-name="ce126"/>
          <table:covered-table-cell table:style-name="ce32"/>
          <table:covered-table-cell table:style-name="ce143"/>
          <table:table-cell table:style-name="ce119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7714" calcext:value-type="float">
            <text:p><text:s text:c="3"/>7,714</text:p>
          </table:table-cell>
          <table:table-cell table:style-name="ce63" office:value-type="float" office:value="6937" calcext:value-type="float">
            <text:p><text:s text:c="3"/>6,937</text:p>
          </table:table-cell>
          <table:table-cell table:style-name="ce63" office:value-type="float" office:value="454" calcext:value-type="float">
            <text:p><text:s text:c="3"/>454</text:p>
          </table:table-cell>
          <table:table-cell table:style-name="ce139" office:value-type="float" office:value="445" calcext:value-type="float">
            <text:p><text:s text:c="3"/>445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323" calcext:value-type="float">
            <text:p><text:s text:c="3"/>323</text:p>
          </table:table-cell>
          <table:table-cell table:style-name="ce139" office:value-type="float" office:value="276" calcext:value-type="float">
            <text:p><text:s text:c="3"/>276</text:p>
          </table:table-cell>
          <table:table-cell table:style-name="ce144" office:value-type="float" office:value="47" calcext:value-type="float">
            <text:p><text:s text:c="3"/>47</text:p>
          </table:table-cell>
          <table:table-cell table:style-name="ce119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3" office:value-type="float" office:value="3857" calcext:value-type="float">
            <text:p><text:s text:c="3"/>3,857</text:p>
          </table:table-cell>
          <table:table-cell table:style-name="ce63" office:value-type="float" office:value="3779" calcext:value-type="float">
            <text:p><text:s text:c="3"/>3,779</text:p>
          </table:table-cell>
          <table:table-cell table:style-name="ce63" office:value-type="float" office:value="17" calcext:value-type="float">
            <text:p><text:s text:c="3"/>17</text:p>
          </table:table-cell>
          <table:table-cell table:style-name="ce63" office:value-type="float" office:value="14" calcext:value-type="float">
            <text:p><text:s text:c="3"/>14</text:p>
          </table:table-cell>
          <table:table-cell table:style-name="ce63" office:value-type="float" office:value="3" calcext:value-type="float">
            <text:p><text:s text:c="3"/>3</text:p>
          </table:table-cell>
          <table:table-cell table:style-name="ce63" office:value-type="float" office:value="61" calcext:value-type="float">
            <text:p><text:s text:c="3"/>61</text:p>
          </table:table-cell>
          <table:table-cell table:style-name="ce63" office:value-type="float" office:value="20" calcext:value-type="float">
            <text:p><text:s text:c="3"/>20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4" office:value-type="float" office:value="3857" calcext:value-type="float">
            <text:p><text:s text:c="3"/>3,857</text:p>
          </table:table-cell>
          <table:table-cell table:style-name="ce64" office:value-type="float" office:value="3158" calcext:value-type="float">
            <text:p><text:s text:c="3"/>3,158</text:p>
          </table:table-cell>
          <table:table-cell table:style-name="ce64" office:value-type="float" office:value="437" calcext:value-type="float">
            <text:p><text:s text:c="3"/>437</text:p>
          </table:table-cell>
          <table:table-cell table:style-name="ce64" office:value-type="float" office:value="431" calcext:value-type="float">
            <text:p><text:s text:c="3"/>431</text:p>
          </table:table-cell>
          <table:table-cell table:style-name="ce64" office:value-type="float" office:value="6" calcext:value-type="float">
            <text:p><text:s text:c="3"/>6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64" office:value-type="float" office:value="256" calcext:value-type="float">
            <text:p><text:s text:c="3"/>256</text:p>
          </table:table-cell>
          <table:table-cell table:style-name="ce14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1386" calcext:value-type="float">
            <text:p><text:s text:c="3"/>1,386</text:p>
          </table:table-cell>
          <table:table-cell table:style-name="ce130" office:value-type="float" office:value="1232" calcext:value-type="float">
            <text:p><text:s text:c="3"/>1,232</text:p>
          </table:table-cell>
          <table:table-cell table:style-name="ce130" office:value-type="float" office:value="94" calcext:value-type="float">
            <text:p><text:s text:c="3"/>94</text:p>
          </table:table-cell>
          <table:table-cell table:style-name="ce130" office:value-type="float" office:value="93" calcext:value-type="float">
            <text:p><text:s text:c="3"/>9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60" calcext:value-type="float">
            <text:p><text:s text:c="3"/>60</text:p>
          </table:table-cell>
          <table:table-cell table:style-name="ce130" office:value-type="float" office:value="53" calcext:value-type="float">
            <text:p><text:s text:c="3"/>53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693" calcext:value-type="float">
            <text:p><text:s text:c="3"/>693</text:p>
          </table:table-cell>
          <table:table-cell table:style-name="ce133" office:value-type="float" office:value="675" calcext:value-type="float">
            <text:p><text:s text:c="3"/>675</text:p>
          </table:table-cell>
          <table:table-cell table:number-columns-repeated="2" table:style-name="ce47" office:value-type="float" office:value="4" calcext:value-type="float">
            <text:p><text:s text:c="3"/>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93" calcext:value-type="float">
            <text:p><text:s text:c="3"/>693</text:p>
          </table:table-cell>
          <table:table-cell table:style-name="ce48" office:value-type="float" office:value="557" calcext:value-type="float">
            <text:p><text:s text:c="3"/>557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89" calcext:value-type="float">
            <text:p><text:s text:c="3"/>89</text:p>
          </table:table-cell>
          <table:table-cell table:style-name="ce48" office:value-type="float" office:value="1" calcext:value-type="float">
            <text:p><text:s text:c="3"/>1</text:p>
          </table:table-cell>
          <table:table-cell table:number-columns-repeated="2" table:style-name="ce48" office:value-type="float" office:value="46" calcext:value-type="float">
            <text:p><text:s text:c="3"/>4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782" calcext:value-type="float">
            <text:p><text:s text:c="3"/>782</text:p>
          </table:table-cell>
          <table:table-cell table:style-name="ce130" office:value-type="float" office:value="695" calcext:value-type="float">
            <text:p><text:s text:c="3"/>695</text:p>
          </table:table-cell>
          <table:table-cell table:style-name="ce130" office:value-type="float" office:value="55" calcext:value-type="float">
            <text:p><text:s text:c="3"/>55</text:p>
          </table:table-cell>
          <table:table-cell table:style-name="ce130" office:value-type="float" office:value="53" calcext:value-type="float">
            <text:p><text:s text:c="3"/>53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32" calcext:value-type="float">
            <text:p><text:s text:c="3"/>32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391" calcext:value-type="float">
            <text:p><text:s text:c="3"/>391</text:p>
          </table:table-cell>
          <table:table-cell table:style-name="ce133" office:value-type="float" office:value="367" calcext:value-type="float">
            <text:p><text:s text:c="3"/>367</text:p>
          </table:table-cell>
          <table:table-cell table:number-columns-repeated="2" table:style-name="ce47" office:value-type="float" office:value="3" calcext:value-type="float">
            <text:p><text:s text:c="3"/>3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391" calcext:value-type="float">
            <text:p><text:s text:c="3"/>39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936" calcext:value-type="float">
            <text:p><text:s text:c="3"/>936</text:p>
          </table:table-cell>
          <table:table-cell table:style-name="ce130" office:value-type="float" office:value="857" calcext:value-type="float">
            <text:p><text:s text:c="3"/>857</text:p>
          </table:table-cell>
          <table:table-cell table:style-name="ce130" office:value-type="float" office:value="44" calcext:value-type="float">
            <text:p><text:s text:c="3"/>44</text:p>
          </table:table-cell>
          <table:table-cell table:style-name="ce130" office:value-type="float" office:value="43" calcext:value-type="float">
            <text:p><text:s text:c="3"/>4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35" calcext:value-type="float">
            <text:p><text:s text:c="3"/>35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468" calcext:value-type="float">
            <text:p><text:s text:c="3"/>468</text:p>
          </table:table-cell>
          <table:table-cell table:style-name="ce133" office:value-type="float" office:value="458" calcext:value-type="float">
            <text:p><text:s text:c="3"/>458</text:p>
          </table:table-cell>
          <table:table-cell table:style-name="ce47" office:value-type="float" office:value="2" calcext:value-type="float">
            <text:p><text:s text:c="3"/>2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468" calcext:value-type="float">
            <text:p><text:s text:c="3"/>468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number-columns-repeated="2"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634" calcext:value-type="float">
            <text:p><text:s text:c="3"/>634</text:p>
          </table:table-cell>
          <table:table-cell table:style-name="ce130" office:value-type="float" office:value="575" calcext:value-type="float">
            <text:p><text:s text:c="3"/>575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30" office:value-type="float" office:value="27" calcext:value-type="float">
            <text:p><text:s text:c="3"/>2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31" calcext:value-type="float">
            <text:p><text:s text:c="3"/>31</text:p>
          </table:table-cell>
          <table:table-cell table:style-name="ce130" office:value-type="float" office:value="30" calcext:value-type="float">
            <text:p><text:s text:c="3"/>3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317" calcext:value-type="float">
            <text:p><text:s text:c="3"/>317</text:p>
          </table:table-cell>
          <table:table-cell table:style-name="ce133" office:value-type="float" office:value="313" calcext:value-type="float">
            <text:p><text:s text:c="3"/>31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317" calcext:value-type="float">
            <text:p><text:s text:c="3"/>317</text:p>
          </table:table-cell>
          <table:table-cell table:style-name="ce48" office:value-type="float" office:value="262" calcext:value-type="float">
            <text:p><text:s text:c="3"/>262</text:p>
          </table:table-cell>
          <table:table-cell table:number-columns-repeated="2" table:style-name="ce48" office:value-type="float" office:value="27" calcext:value-type="float">
            <text:p><text:s text:c="3"/>27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8" calcext:value-type="float">
            <text:p><text:s text:c="3"/>28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7">雄市</text:span>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964" calcext:value-type="float">
            <text:p><text:s text:c="3"/>964</text:p>
          </table:table-cell>
          <table:table-cell table:style-name="ce130" office:value-type="float" office:value="880" calcext:value-type="float">
            <text:p><text:s text:c="3"/>880</text:p>
          </table:table-cell>
          <table:table-cell table:style-name="ce130" office:value-type="float" office:value="53" calcext:value-type="float">
            <text:p><text:s text:c="3"/>53</text:p>
          </table:table-cell>
          <table:table-cell table:style-name="ce130" office:value-type="float" office:value="52" calcext:value-type="float">
            <text:p><text:s text:c="3"/>5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31" calcext:value-type="float">
            <text:p><text:s text:c="3"/>31</text:p>
          </table:table-cell>
          <table:table-cell table:style-name="ce130" office:value-type="float" office:value="27" calcext:value-type="float">
            <text:p><text:s text:c="3"/>2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482" calcext:value-type="float">
            <text:p><text:s text:c="3"/>482</text:p>
          </table:table-cell>
          <table:table-cell table:style-name="ce133" office:value-type="float" office:value="475" calcext:value-type="float">
            <text:p><text:s text:c="3"/>475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48" office:value-type="float" office:value="405" calcext:value-type="float">
            <text:p><text:s text:c="3"/>40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1" calcext:value-type="float">
            <text:p><text:s text:c="3"/>1</text:p>
          </table:table-cell>
          <table:table-cell table:number-columns-repeated="2" table:style-name="ce48" office:value-type="float" office:value="26" calcext:value-type="float">
            <text:p><text:s text:c="3"/>2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灣省</text:span></text:p>
          </table:table-cell>
          <table:table-cell table:style-name="ce33" office:value-type="string" calcext:value-type="string">
            <text:p>計</text:p>
          </table:table-cell>
          <table:table-cell table:style-name="ce65" office:value-type="float" office:value="2984" calcext:value-type="float">
            <text:p><text:s text:c="3"/>2,984</text:p>
          </table:table-cell>
          <table:table-cell table:style-name="ce65" office:value-type="float" office:value="2675" calcext:value-type="float">
            <text:p><text:s text:c="3"/>2,675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65" office:value-type="float" office:value="134" calcext:value-type="float">
            <text:p><text:s text:c="3"/>134</text:p>
          </table:table-cell>
          <table:table-cell table:style-name="ce65" office:value-type="float" office:value="127" calcext:value-type="float">
            <text:p><text:s text:c="3"/>127</text:p>
          </table:table-cell>
          <table:table-cell table:style-name="ce14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5" office:value-type="float" office:value="1492" calcext:value-type="float">
            <text:p><text:s text:c="3"/>1,492</text:p>
          </table:table-cell>
          <table:table-cell table:style-name="ce65" office:value-type="float" office:value="1478" calcext:value-type="float">
            <text:p><text:s text:c="3"/>1,478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" calcext:value-type="float">
            <text:p><text:s text:c="3"/>10</text:p>
          </table:table-cell>
          <table:table-cell table:style-name="ce65" office:value-type="float" office:value="5" calcext:value-type="float">
            <text:p><text:s text:c="3"/>5</text:p>
          </table:table-cell>
          <table:table-cell table:style-name="ce14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6" office:value-type="float" office:value="1492" calcext:value-type="float">
            <text:p><text:s text:c="3"/>1,492</text:p>
          </table:table-cell>
          <table:table-cell table:style-name="ce66" office:value-type="float" office:value="1197" calcext:value-type="float">
            <text:p><text:s text:c="3"/>1,197</text:p>
          </table:table-cell>
          <table:table-cell table:style-name="ce66" office:value-type="float" office:value="171" calcext:value-type="float">
            <text:p><text:s text:c="3"/>171</text:p>
          </table:table-cell>
          <table:table-cell table:style-name="ce66" office:value-type="float" office:value="169" calcext:value-type="float">
            <text:p><text:s text:c="3"/>169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124" calcext:value-type="float">
            <text:p><text:s text:c="3"/>124</text:p>
          </table:table-cell>
          <table:table-cell table:style-name="ce66" office:value-type="float" office:value="122" calcext:value-type="float">
            <text:p><text:s text:c="3"/>122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7" office:value-type="string" calcext:value-type="string">
            <text:p>計</text:p>
          </table:table-cell>
          <table:table-cell table:style-name="ce131" office:value-type="float" office:value="146" calcext:value-type="float">
            <text:p><text:s text:c="3"/>146</text:p>
          </table:table-cell>
          <table:table-cell table:style-name="ce131" office:value-type="float" office:value="132" calcext:value-type="float">
            <text:p><text:s text:c="3"/>132</text:p>
          </table:table-cell>
          <table:table-cell table:number-columns-repeated="2" table:style-name="ce131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73" calcext:value-type="float">
            <text:p><text:s text:c="3"/>73</text:p>
          </table:table-cell>
          <table:table-cell table:style-name="ce134" office:value-type="float" office:value="71" calcext:value-type="float">
            <text:p><text:s text:c="3"/>7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number-columns-repeated="2" table:style-name="ce55" office:value-type="float" office:value="9" calcext:value-type="float">
            <text:p><text:s text:c="3"/>9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830" calcext:value-type="float">
            <text:p><text:s text:c="3"/>830</text:p>
          </table:table-cell>
          <table:table-cell table:style-name="ce131" office:value-type="float" office:value="762" calcext:value-type="float">
            <text:p><text:s text:c="3"/>762</text:p>
          </table:table-cell>
          <table:table-cell table:number-columns-repeated="2" table:style-name="ce131" office:value-type="float" office:value="39" calcext:value-type="float">
            <text:p><text:s text:c="3"/>39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415" calcext:value-type="float">
            <text:p><text:s text:c="3"/>415</text:p>
          </table:table-cell>
          <table:table-cell table:style-name="ce134" office:value-type="float" office:value="410" calcext:value-type="float">
            <text:p><text:s text:c="3"/>410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415" calcext:value-type="float">
            <text:p><text:s text:c="3"/>415</text:p>
          </table:table-cell>
          <table:table-cell table:style-name="ce55" office:value-type="float" office:value="352" calcext:value-type="float">
            <text:p><text:s text:c="3"/>352</text:p>
          </table:table-cell>
          <table:table-cell table:number-columns-repeated="2" table:style-name="ce55" office:value-type="float" office:value="38" calcext:value-type="float">
            <text:p><text:s text:c="3"/>38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24" calcext:value-type="float">
            <text:p><text:s text:c="3"/>2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58" calcext:value-type="float">
            <text:p><text:s text:c="3"/>158</text:p>
          </table:table-cell>
          <table:table-cell table:style-name="ce131" office:value-type="float" office:value="143" calcext:value-type="float">
            <text:p><text:s text:c="3"/>143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2" table:style-name="ce131" office:value-type="float" office:value="8" calcext:value-type="float">
            <text:p><text:s text:c="3"/>8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79" calcext:value-type="float">
            <text:p><text:s text:c="3"/>79</text:p>
          </table:table-cell>
          <table:table-cell table:style-name="ce134" office:value-type="float" office:value="77" calcext:value-type="float">
            <text:p><text:s text:c="3"/>7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3" table:style-name="ce54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number-columns-repeated="2"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7" calcext:value-type="float">
            <text:p><text:s text:c="3"/>7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212" calcext:value-type="float">
            <text:p><text:s text:c="3"/>212</text:p>
          </table:table-cell>
          <table:table-cell table:style-name="ce131" office:value-type="float" office:value="187" calcext:value-type="float">
            <text:p><text:s text:c="3"/>187</text:p>
          </table:table-cell>
          <table:table-cell table:number-columns-repeated="2" table:style-name="ce131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106" calcext:value-type="float">
            <text:p><text:s text:c="3"/>106</text:p>
          </table:table-cell>
          <table:table-cell table:style-name="ce134" office:value-type="float" office:value="105" calcext:value-type="float">
            <text:p><text:s text:c="3"/>10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06" calcext:value-type="float">
            <text:p><text:s text:c="3"/>106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number-columns-repeated="2" table:style-name="ce55" office:value-type="float" office:value="14" calcext:value-type="float">
            <text:p><text:s text:c="3"/>14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0" calcext:value-type="float">
            <text:p><text:s text:c="3"/>10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352" calcext:value-type="float">
            <text:p><text:s text:c="3"/>352</text:p>
          </table:table-cell>
          <table:table-cell table:style-name="ce131" office:value-type="float" office:value="315" calcext:value-type="float">
            <text:p><text:s text:c="3"/>315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176" calcext:value-type="float">
            <text:p><text:s text:c="3"/>176</text:p>
          </table:table-cell>
          <table:table-cell table:style-name="ce134" office:value-type="float" office:value="176" calcext:value-type="float">
            <text:p><text:s text:c="3"/>17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76" calcext:value-type="float">
            <text:p><text:s text:c="3"/>176</text:p>
          </table:table-cell>
          <table:table-cell table:style-name="ce55" office:value-type="float" office:value="139" calcext:value-type="float">
            <text:p><text:s text:c="3"/>139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15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48" calcext:value-type="float">
            <text:p><text:s text:c="3"/>148</text:p>
          </table:table-cell>
          <table:table-cell table:style-name="ce131" office:value-type="float" office:value="123" calcext:value-type="float">
            <text:p><text:s text:c="3"/>123</text:p>
          </table:table-cell>
          <table:table-cell table:number-columns-repeated="2" table:style-name="ce131" office:value-type="float" office:value="17" calcext:value-type="float">
            <text:p><text:s text:c="3"/>1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8" calcext:value-type="float">
            <text:p><text:s text:c="3"/>8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74" calcext:value-type="float">
            <text:p><text:s text:c="3"/>74</text:p>
          </table:table-cell>
          <table:table-cell table:style-name="ce134" office:value-type="float" office:value="73" calcext:value-type="float">
            <text:p><text:s text:c="3"/>73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number-columns-repeated="2" table:style-name="ce55" office:value-type="float" office:value="16" calcext:value-type="float">
            <text:p><text:s text:c="3"/>16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55" office:value-type="float" office:value="8" calcext:value-type="float">
            <text:p><text:s text:c="3"/>8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84" calcext:value-type="float">
            <text:p><text:s text:c="3"/>184</text:p>
          </table:table-cell>
          <table:table-cell table:style-name="ce131" office:value-type="float" office:value="161" calcext:value-type="float">
            <text:p><text:s text:c="3"/>161</text:p>
          </table:table-cell>
          <table:table-cell table:number-columns-repeated="2" table:style-name="ce131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9" calcext:value-type="float">
            <text:p><text:s text:c="3"/>9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92" calcext:value-type="float">
            <text:p><text:s text:c="3"/>92</text:p>
          </table:table-cell>
          <table:table-cell table:style-name="ce134" office:value-type="float" office:value="92" calcext:value-type="float">
            <text:p><text:s text:c="3"/>9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92" calcext:value-type="float">
            <text:p><text:s text:c="3"/>92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number-columns-repeated="2" table:style-name="ce55" office:value-type="float" office:value="14" calcext:value-type="float">
            <text:p><text:s text:c="3"/>14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9" calcext:value-type="float">
            <text:p><text:s text:c="3"/>9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50" calcext:value-type="float">
            <text:p><text:s text:c="3"/>150</text:p>
          </table:table-cell>
          <table:table-cell table:style-name="ce131" office:value-type="float" office:value="129" calcext:value-type="float">
            <text:p><text:s text:c="3"/>129</text:p>
          </table:table-cell>
          <table:table-cell table:number-columns-repeated="2" table:style-name="ce131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7" calcext:value-type="float">
            <text:p><text:s text:c="3"/>7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75" calcext:value-type="float">
            <text:p><text:s text:c="3"/>75</text:p>
          </table:table-cell>
          <table:table-cell table:style-name="ce134" office:value-type="float" office:value="75" calcext:value-type="float">
            <text:p><text:s text:c="3"/>75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number-columns-repeated="2" table:style-name="ce55" office:value-type="float" office:value="14" calcext:value-type="float">
            <text:p><text:s text:c="3"/>14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7" calcext:value-type="float">
            <text:p><text:s text:c="3"/>7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284" calcext:value-type="float">
            <text:p><text:s text:c="3"/>284</text:p>
          </table:table-cell>
          <table:table-cell table:style-name="ce131" office:value-type="float" office:value="244" calcext:value-type="float">
            <text:p><text:s text:c="3"/>244</text:p>
          </table:table-cell>
          <table:table-cell table:style-name="ce131" office:value-type="float" office:value="18" calcext:value-type="float">
            <text:p><text:s text:c="3"/>18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2" table:style-name="ce131" office:value-type="float" office:value="22" calcext:value-type="float">
            <text:p><text:s text:c="3"/>22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142" calcext:value-type="float">
            <text:p><text:s text:c="3"/>142</text:p>
          </table:table-cell>
          <table:table-cell table:style-name="ce134" office:value-type="float" office:value="142" calcext:value-type="float">
            <text:p><text:s text:c="3"/>14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42" calcext:value-type="float">
            <text:p><text:s text:c="3"/>142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22" calcext:value-type="float">
            <text:p><text:s text:c="3"/>22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74" calcext:value-type="float">
            <text:p><text:s text:c="3"/>74</text:p>
          </table:table-cell>
          <table:table-cell table:style-name="ce131" office:value-type="float" office:value="70" calcext:value-type="float">
            <text:p><text:s text:c="3"/>70</text:p>
          </table:table-cell>
          <table:table-cell table:number-columns-repeated="2" table:style-name="ce131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2" calcext:value-type="float">
            <text:p><text:s text:c="3"/>2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12" calcext:value-type="float">
            <text:p><text:s text:c="3"/>112</text:p>
          </table:table-cell>
          <table:table-cell table:style-name="ce131" office:value-type="float" office:value="106" calcext:value-type="float">
            <text:p><text:s text:c="3"/>106</text:p>
          </table:table-cell>
          <table:table-cell table:number-columns-repeated="2" table:style-name="ce131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2" calcext:value-type="float">
            <text:p><text:s text:c="3"/>2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56" calcext:value-type="float">
            <text:p><text:s text:c="3"/>56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number-columns-repeated="3"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00" calcext:value-type="float">
            <text:p><text:s text:c="3"/>100</text:p>
          </table:table-cell>
          <table:table-cell table:style-name="ce131" office:value-type="float" office:value="88" calcext:value-type="float">
            <text:p><text:s text:c="3"/>88</text:p>
          </table:table-cell>
          <table:table-cell table:number-columns-repeated="2" table:style-name="ce131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number-columns-repeated="2" table:style-name="ce55" office:value-type="float" office:value="8" calcext:value-type="float">
            <text:p><text:s text:c="3"/>8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116" calcext:value-type="float">
            <text:p><text:s text:c="3"/>116</text:p>
          </table:table-cell>
          <table:table-cell table:style-name="ce131" office:value-type="float" office:value="106" calcext:value-type="float">
            <text:p><text:s text:c="3"/>106</text:p>
          </table:table-cell>
          <table:table-cell table:number-columns-repeated="2" table:style-name="ce131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3" calcext:value-type="float">
            <text:p><text:s text:c="3"/>3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number-columns-repeated="2" table:style-name="ce55" office:value-type="float" office:value="7" calcext:value-type="float">
            <text:p><text:s text:c="3"/>7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92" calcext:value-type="float">
            <text:p><text:s text:c="3"/>92</text:p>
          </table:table-cell>
          <table:table-cell table:style-name="ce131" office:value-type="float" office:value="84" calcext:value-type="float">
            <text:p><text:s text:c="3"/>84</text:p>
          </table:table-cell>
          <table:table-cell table:number-columns-repeated="2" table:style-name="ce131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2" table:style-name="ce131" office:value-type="float" office:value="4" calcext:value-type="float">
            <text:p><text:s text:c="3"/>4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134" office:value-type="float" office:value="46" calcext:value-type="float">
            <text:p><text:s text:c="3"/>4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7">建省</text:span></text:p>
          </table:table-cell>
          <table:table-cell table:style-name="ce33" office:value-type="string" calcext:value-type="string">
            <text:p>計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number-columns-repeated="2" table:style-name="ce135" office:value-type="float" office:value="5" calcext:value-type="float">
            <text:p><text:s text:c="3"/>5</text:p>
          </table:table-cell>
          <table:table-cell table:number-columns-repeated="3" table:style-name="ce135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0" office:value-type="float" office:value="14" calcext:value-type="float">
            <text:p><text:s text:c="3"/>14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number-columns-repeated="3" table:style-name="ce135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number-columns-repeated="2" table:style-name="ce136" office:value-type="float" office:value="4" calcext:value-type="float">
            <text:p><text:s text:c="3"/>4</text:p>
          </table:table-cell>
          <table:table-cell table:number-columns-repeated="3" table:style-name="ce136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number-columns-repeated="2" table:style-name="ce131" office:value-type="float" office:value="5" calcext:value-type="float">
            <text:p><text:s text:c="3"/>5</text:p>
          </table:table-cell>
          <table:table-cell table:number-columns-repeated="3" table:style-name="ce131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9" calcext:value-type="float">
            <text:p><text:s text:c="3"/>9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31" office:value-type="float" office:value="2" calcext:value-type="float">
            <text:p><text:s text:c="3"/>2</text:p>
          </table:table-cell>
          <table:table-cell table:number-columns-repeated="5" table:style-name="ce131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34" office:value-type="float" office:value="1" calcext:value-type="float">
            <text:p><text:s text:c="3"/>1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9" office:value-type="string" calcext:value-type="string">
            <text:p>女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5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4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1" table:number-columns-repeated="2"/>
          <table:table-cell table:style-name="ce151" office:value-type="string" calcext:value-type="string">
            <text:p>內政部戶政司 民國103年12月4日編製</text:p>
          </table:table-cell>
          <table:table-cell table:number-columns-repeated="1014"/>
        </table:table-row>
        <table:table-row table:style-name="ro11">
          <table:table-cell table:style-name="ce2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1">
          <table:table-cell table:style-name="ce25"/>
          <table:table-cell table:number-columns-repeated="1023"/>
        </table:table-row>
        <table:table-row table:style-name="ro11">
          <table:table-cell table:style-name="ce123"/>
          <table:table-cell table:number-columns-repeated="1023"/>
        </table:table-row>
        <table:table-row table:style-name="ro12">
          <table:table-cell table:style-name="ce27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52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4"/>
            <table:covered-table-cell table:style-name="ce207"/>
            <table:table-cell table:style-name="ce118" table:number-columns-repeated="1003"/>
          </table:table-row>
          <table:table-row table:style-name="ro14">
            <table:table-cell table:style-name="ce2" table:number-columns-repeated="11"/>
            <table:table-cell table:style-name="ce118" table:number-columns-repeated="9"/>
            <table:table-cell table:style-name="ce95" office:value-type="string" calcext:value-type="string">
              <text:p>單位︰人</text:p>
            </table:table-cell>
            <table:table-cell table:style-name="ce118" table:number-columns-repeated="1003"/>
          </table:table-row>
          <table:table-row table:style-name="ro3">
            <table:table-cell table:style-name="ce153"/>
            <table:table-cell table:style-name="ce155" table:number-columns-repeated="2"/>
            <table:table-cell table:style-name="ce62" office:value-type="string" calcext:value-type="string" table:number-columns-spanned="3" table:number-rows-spanned="1">
              <text:p>本　　　國　　　籍</text:p>
            </table:table-cell>
            <table:covered-table-cell table:style-name="ce96"/>
            <table:covered-table-cell table:style-name="ce16"/>
            <table:table-cell table:style-name="ce62" office:value-type="string" calcext:value-type="string" table:number-columns-spanned="3" table:number-rows-spanned="1">
              <text:p>大　陸　地　區</text:p>
            </table:table-cell>
            <table:covered-table-cell table:style-name="ce96"/>
            <table:covered-table-cell table:style-name="ce16"/>
            <table:table-cell table:style-name="ce62" office:value-type="string" calcext:value-type="string" table:number-columns-spanned="3" table:number-rows-spanned="1">
              <text:p>港　澳　地　區</text:p>
            </table:table-cell>
            <table:covered-table-cell table:style-name="ce96"/>
            <table:covered-table-cell table:style-name="ce16"/>
            <table:table-cell table:style-name="ce19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200"/>
            <table:table-cell table:style-name="ce119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56" office:value-type="string" calcext:value-type="string">
              <text:p>性別</text:p>
            </table:table-cell>
            <table:table-cell table:style-name="ce156" office:value-type="string" calcext:value-type="string">
              <text:p>總<text:span text:style-name="T4">　計</text:span></text:p>
            </table:table-cell>
            <table:table-cell table:style-name="ce62" office:value-type="string" calcext:value-type="string" table:number-columns-spanned="1" table:number-rows-spanned="2">
              <text:p>合計</text:p>
            </table:table-cell>
            <table:table-cell table:style-name="ce62" office:value-type="string" calcext:value-type="string" table:number-columns-spanned="1" table:number-rows-spanned="2">
              <text:p>已設籍</text:p>
            </table:table-cell>
            <table:table-cell table:style-name="ce62" office:value-type="string" calcext:value-type="string" table:number-columns-spanned="1" table:number-rows-spanned="2">
              <text:p>未設籍</text:p>
            </table:table-cell>
            <table:table-cell table:style-name="ce62" office:value-type="string" calcext:value-type="string" table:number-columns-spanned="1" table:number-rows-spanned="2">
              <text:p>合計</text:p>
            </table:table-cell>
            <table:table-cell table:style-name="ce62" office:value-type="string" calcext:value-type="string" table:number-columns-spanned="1" table:number-rows-spanned="2">
              <text:p>已設籍</text:p>
            </table:table-cell>
            <table:table-cell table:style-name="ce62" office:value-type="string" calcext:value-type="string" table:number-columns-spanned="1" table:number-rows-spanned="2">
              <text:p>未設籍</text:p>
            </table:table-cell>
            <table:table-cell table:style-name="ce62" office:value-type="string" calcext:value-type="string" table:number-columns-spanned="1" table:number-rows-spanned="2">
              <text:p>合計</text:p>
            </table:table-cell>
            <table:table-cell table:style-name="ce62" office:value-type="string" calcext:value-type="string" table:number-columns-spanned="1" table:number-rows-spanned="2">
              <text:p>已設籍</text:p>
            </table:table-cell>
            <table:table-cell table:style-name="ce62" office:value-type="string" calcext:value-type="string" table:number-columns-spanned="1" table:number-rows-spanned="2">
              <text:p>未設籍</text:p>
            </table:table-cell>
            <table:table-cell table:style-name="ce62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6"/>
            <table:covered-table-cell table:style-name="ce16"/>
            <table:table-cell table:style-name="ce203" office:value-type="string" calcext:value-type="string" table:number-columns-spanned="3" table:number-rows-spanned="1">
              <text:p>東南亞</text:p>
            </table:table-cell>
            <table:covered-table-cell table:style-name="ce204"/>
            <table:covered-table-cell table:style-name="ce205"/>
            <table:table-cell table:style-name="ce19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200"/>
            <table:table-cell table:style-name="ce119" table:number-columns-repeated="1003"/>
          </table:table-row>
          <table:table-row table:style-name="ro16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2" office:value-type="string" calcext:value-type="string">
              <text:p>計</text:p>
            </table:table-cell>
            <table:table-cell table:style-name="ce62" office:value-type="string" calcext:value-type="string">
              <text:p>已設籍</text:p>
            </table:table-cell>
            <table:table-cell table:style-name="ce62" office:value-type="string" calcext:value-type="string">
              <text:p>未設籍</text:p>
            </table:table-cell>
            <table:table-cell table:style-name="ce62" office:value-type="string" calcext:value-type="string">
              <text:p>小計</text:p>
            </table:table-cell>
            <table:table-cell table:style-name="ce62" office:value-type="string" calcext:value-type="string">
              <text:p>已設籍</text:p>
            </table:table-cell>
            <table:table-cell table:style-name="ce62" office:value-type="string" calcext:value-type="string">
              <text:p>未設籍</text:p>
            </table:table-cell>
            <table:table-cell table:style-name="ce62" office:value-type="string" calcext:value-type="string">
              <text:p>小計</text:p>
            </table:table-cell>
            <table:table-cell table:style-name="ce62" office:value-type="string" calcext:value-type="string">
              <text:p>已設籍</text:p>
            </table:table-cell>
            <table:table-cell table:style-name="ce208" office:value-type="string" calcext:value-type="string">
              <text:p>未設籍</text:p>
            </table:table-cell>
            <table:table-cell table:style-name="ce119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7036" calcext:value-type="float">
            <text:p><text:s text:c="3"/>117,036</text:p>
          </table:table-cell>
          <table:table-cell table:style-name="ce159" office:value-type="float" office:value="105946" calcext:value-type="float">
            <text:p><text:s text:c="3"/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209" office:value-type="float" office:value="634" calcext:value-type="float">
            <text:p><text:s text:c="3"/>634</text:p>
          </table:table-cell>
          <table:table-cell table:style-name="ce119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95" office:value-type="float" office:value="799" calcext:value-type="float">
            <text:p><text:s text:c="3"/>799</text:p>
          </table:table-cell>
          <table:table-cell table:style-name="ce195" office:value-type="float" office:value="13" calcext:value-type="float">
            <text:p><text:s text:c="3"/>13</text:p>
          </table:table-cell>
          <table:table-cell table:style-name="ce195" office:value-type="float" office:value="786" calcext:value-type="float">
            <text:p><text:s text:c="3"/>786</text:p>
          </table:table-cell>
          <table:table-cell table:style-name="ce195" office:value-type="float" office:value="276" calcext:value-type="float">
            <text:p><text:s text:c="3"/>276</text:p>
          </table:table-cell>
          <table:table-cell table:style-name="ce195" office:value-type="float" office:value="8" calcext:value-type="float">
            <text:p><text:s text:c="3"/>8</text:p>
          </table:table-cell>
          <table:table-cell table:style-name="ce195" office:value-type="float" office:value="268" calcext:value-type="float">
            <text:p><text:s text:c="3"/>268</text:p>
          </table:table-cell>
          <table:table-cell table:style-name="ce195" office:value-type="float" office:value="523" calcext:value-type="float">
            <text:p><text:s text:c="3"/>523</text:p>
          </table:table-cell>
          <table:table-cell table:style-name="ce195" office:value-type="float" office:value="5" calcext:value-type="float">
            <text:p><text:s text:c="3"/>5</text:p>
          </table:table-cell>
          <table:table-cell table:style-name="ce210" office:value-type="float" office:value="518" calcext:value-type="float">
            <text:p><text:s text:c="3"/>518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96" office:value-type="float" office:value="3688" calcext:value-type="float">
            <text:p><text:s text:c="3"/>3,688</text:p>
          </table:table-cell>
          <table:table-cell table:style-name="ce196" office:value-type="float" office:value="1262" calcext:value-type="float">
            <text:p><text:s text:c="3"/>1,262</text:p>
          </table:table-cell>
          <table:table-cell table:style-name="ce196" office:value-type="float" office:value="2426" calcext:value-type="float">
            <text:p><text:s text:c="3"/>2,426</text:p>
          </table:table-cell>
          <table:table-cell table:style-name="ce196" office:value-type="float" office:value="3568" calcext:value-type="float">
            <text:p><text:s text:c="3"/>3,568</text:p>
          </table:table-cell>
          <table:table-cell table:style-name="ce196" office:value-type="float" office:value="1258" calcext:value-type="float">
            <text:p><text:s text:c="3"/>1,258</text:p>
          </table:table-cell>
          <table:table-cell table:style-name="ce196" office:value-type="float" office:value="2310" calcext:value-type="float">
            <text:p><text:s text:c="3"/>2,310</text:p>
          </table:table-cell>
          <table:table-cell table:style-name="ce196" office:value-type="float" office:value="120" calcext:value-type="float">
            <text:p><text:s text:c="3"/>120</text:p>
          </table:table-cell>
          <table:table-cell table:style-name="ce196" office:value-type="float" office:value="4" calcext:value-type="float">
            <text:p><text:s text:c="3"/>4</text:p>
          </table:table-cell>
          <table:table-cell table:style-name="ce211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209" office:value-type="float" office:value="656" calcext:value-type="float">
            <text:p><text:s text:c="3"/>656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8" office:value-type="float" office:value="114" calcext:value-type="float">
            <text:p><text:s text:c="3"/>114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209" office:value-type="float" office:value="724" calcext:value-type="float">
            <text:p><text:s text:c="3"/>724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55998" calcext:value-type="float">
            <text:p><text:s text:c="3"/>55,998</text:p>
          </table:table-cell>
          <table:table-cell table:style-name="ce163" office:value-type="float" office:value="55988" calcext:value-type="float">
            <text:p><text:s text:c="3"/>55,988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31" calcext:value-type="float">
            <text:p><text:s text:c="3"/>331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824" calcext:value-type="float">
            <text:p><text:s text:c="3"/>824</text:p>
          </table:table-cell>
          <table:table-cell table:style-name="ce163" office:value-type="float" office:value="28" calcext:value-type="float">
            <text:p><text:s text:c="3"/>28</text:p>
          </table:table-cell>
          <table:table-cell table:style-name="ce163" office:value-type="float" office:value="796" calcext:value-type="float">
            <text:p><text:s text:c="3"/>796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199" calcext:value-type="float">
            <text:p><text:s text:c="3"/>199</text:p>
          </table:table-cell>
          <table:table-cell table:style-name="ce163" office:value-type="float" office:value="603" calcext:value-type="float">
            <text:p><text:s text:c="3"/>60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212" office:value-type="float" office:value="597" calcext:value-type="float">
            <text:p><text:s text:c="3"/>597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45291" calcext:value-type="float">
            <text:p><text:s text:c="3"/>45,291</text:p>
          </table:table-cell>
          <table:table-cell table:style-name="ce164" office:value-type="float" office:value="45284" calcext:value-type="float">
            <text:p><text:s text:c="3"/>45,284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341" calcext:value-type="float">
            <text:p><text:s text:c="3"/>7,341</text:p>
          </table:table-cell>
          <table:table-cell table:style-name="ce164" office:value-type="float" office:value="2511" calcext:value-type="float">
            <text:p><text:s text:c="3"/>2,511</text:p>
          </table:table-cell>
          <table:table-cell table:style-name="ce164" office:value-type="float" office:value="4830" calcext:value-type="float">
            <text:p><text:s text:c="3"/>4,830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30" calcext:value-type="float">
            <text:p><text:s text:c="3"/>30</text:p>
          </table:table-cell>
          <table:table-cell table:style-name="ce164" office:value-type="float" office:value="4539" calcext:value-type="float">
            <text:p><text:s text:c="3"/>4,539</text:p>
          </table:table-cell>
          <table:table-cell table:style-name="ce164" office:value-type="float" office:value="2443" calcext:value-type="float">
            <text:p><text:s text:c="3"/>2,443</text:p>
          </table:table-cell>
          <table:table-cell table:style-name="ce164" office:value-type="float" office:value="2096" calcext:value-type="float">
            <text:p><text:s text:c="3"/>2,096</text:p>
          </table:table-cell>
          <table:table-cell table:style-name="ce164" office:value-type="float" office:value="4411" calcext:value-type="float">
            <text:p><text:s text:c="3"/>4,411</text:p>
          </table:table-cell>
          <table:table-cell table:style-name="ce164" office:value-type="float" office:value="2442" calcext:value-type="float">
            <text:p><text:s text:c="3"/>2,442</text:p>
          </table:table-cell>
          <table:table-cell table:style-name="ce164" office:value-type="float" office:value="1969" calcext:value-type="float">
            <text:p><text:s text:c="3"/>1,969</text:p>
          </table:table-cell>
          <table:table-cell table:style-name="ce164" office:value-type="float" office:value="128" calcext:value-type="float">
            <text:p><text:s text:c="3"/>12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213" office:value-type="float" office:value="127" calcext:value-type="float">
            <text:p><text:s text:c="3"/>127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209" office:value-type="float" office:value="770" calcext:value-type="float">
            <text:p><text:s text:c="3"/>770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8" office:value-type="float" office:value="629" calcext:value-type="float">
            <text:p><text:s text:c="3"/>629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214" office:value-type="float" office:value="141" calcext:value-type="float">
            <text:p><text:s text:c="3"/>141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209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55826" calcext:value-type="float">
            <text:p><text:s text:c="3"/>55,826</text:p>
          </table:table-cell>
          <table:table-cell table:style-name="ce165" office:value-type="float" office:value="55816" calcext:value-type="float">
            <text:p><text:s text:c="3"/>55,816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358" calcext:value-type="float">
            <text:p><text:s text:c="3"/>358</text:p>
          </table:table-cell>
          <table:table-cell table:style-name="ce165" office:value-type="float" office:value="96" calcext:value-type="float">
            <text:p><text:s text:c="3"/>96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774" calcext:value-type="float">
            <text:p><text:s text:c="3"/>77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729" calcext:value-type="float">
            <text:p><text:s text:c="3"/>729</text:p>
          </table:table-cell>
          <table:table-cell table:style-name="ce165" office:value-type="float" office:value="217" calcext:value-type="float">
            <text:p><text:s text:c="3"/>217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65" office:value-type="float" office:value="178" calcext:value-type="float">
            <text:p><text:s text:c="3"/>178</text:p>
          </table:table-cell>
          <table:table-cell table:style-name="ce165" office:value-type="float" office:value="557" calcext:value-type="float">
            <text:p><text:s text:c="3"/>55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215" office:value-type="float" office:value="551" calcext:value-type="float">
            <text:p><text:s text:c="3"/>551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44036" calcext:value-type="float">
            <text:p><text:s text:c="3"/>44,036</text:p>
          </table:table-cell>
          <table:table-cell table:style-name="ce166" office:value-type="float" office:value="44030" calcext:value-type="float">
            <text:p><text:s text:c="3"/>44,030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66" office:value-type="float" office:value="8270" calcext:value-type="float">
            <text:p><text:s text:c="3"/>8,270</text:p>
          </table:table-cell>
          <table:table-cell table:style-name="ce166" office:value-type="float" office:value="3723" calcext:value-type="float">
            <text:p><text:s text:c="3"/>3,723</text:p>
          </table:table-cell>
          <table:table-cell table:style-name="ce166" office:value-type="float" office:value="4547" calcext:value-type="float">
            <text:p><text:s text:c="3"/>4,547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4640" calcext:value-type="float">
            <text:p><text:s text:c="3"/>4,640</text:p>
          </table:table-cell>
          <table:table-cell table:style-name="ce166" office:value-type="float" office:value="3088" calcext:value-type="float">
            <text:p><text:s text:c="3"/>3,088</text:p>
          </table:table-cell>
          <table:table-cell table:style-name="ce166" office:value-type="float" office:value="1552" calcext:value-type="float">
            <text:p><text:s text:c="3"/>1,552</text:p>
          </table:table-cell>
          <table:table-cell table:style-name="ce166" office:value-type="float" office:value="4506" calcext:value-type="float">
            <text:p><text:s text:c="3"/>4,506</text:p>
          </table:table-cell>
          <table:table-cell table:style-name="ce166" office:value-type="float" office:value="3085" calcext:value-type="float">
            <text:p><text:s text:c="3"/>3,085</text:p>
          </table:table-cell>
          <table:table-cell table:style-name="ce166" office:value-type="float" office:value="1421" calcext:value-type="float">
            <text:p><text:s text:c="3"/>1,421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216" office:value-type="float" office:value="131" calcext:value-type="float">
            <text:p><text:s text:c="3"/>131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9" office:value-type="float" office:value="768" calcext:value-type="float">
            <text:p><text:s text:c="3"/>768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54758" calcext:value-type="float">
            <text:p><text:s text:c="3"/>54,758</text:p>
          </table:table-cell>
          <table:table-cell table:style-name="ce167" office:value-type="float" office:value="54753" calcext:value-type="float">
            <text:p><text:s text:c="3"/>54,75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95" calcext:value-type="float">
            <text:p><text:s text:c="3"/>295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247" calcext:value-type="float">
            <text:p><text:s text:c="3"/>247</text:p>
          </table:table-cell>
          <table:table-cell table:style-name="ce167" office:value-type="float" office:value="69" calcext:value-type="float">
            <text:p><text:s text:c="3"/>69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858" calcext:value-type="float">
            <text:p><text:s text:c="3"/>858</text:p>
          </table:table-cell>
          <table:table-cell table:style-name="ce167" office:value-type="float" office:value="26" calcext:value-type="float">
            <text:p><text:s text:c="3"/>26</text:p>
          </table:table-cell>
          <table:table-cell table:style-name="ce167" office:value-type="float" office:value="832" calcext:value-type="float">
            <text:p><text:s text:c="3"/>832</text:p>
          </table:table-cell>
          <table:table-cell table:style-name="ce167" office:value-type="float" office:value="212" calcext:value-type="float">
            <text:p><text:s text:c="3"/>21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187" calcext:value-type="float">
            <text:p><text:s text:c="3"/>187</text:p>
          </table:table-cell>
          <table:table-cell table:style-name="ce167" office:value-type="float" office:value="646" calcext:value-type="float">
            <text:p><text:s text:c="3"/>64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17" office:value-type="float" office:value="645" calcext:value-type="float">
            <text:p><text:s text:c="3"/>645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43767" calcext:value-type="float">
            <text:p><text:s text:c="3"/>43,767</text:p>
          </table:table-cell>
          <table:table-cell table:style-name="ce168" office:value-type="float" office:value="43760" calcext:value-type="float">
            <text:p><text:s text:c="3"/>43,76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815" calcext:value-type="float">
            <text:p><text:s text:c="3"/>7,815</text:p>
          </table:table-cell>
          <table:table-cell table:style-name="ce168" office:value-type="float" office:value="3361" calcext:value-type="float">
            <text:p><text:s text:c="3"/>3,361</text:p>
          </table:table-cell>
          <table:table-cell table:style-name="ce168" office:value-type="float" office:value="4454" calcext:value-type="float">
            <text:p><text:s text:c="3"/>4,454</text:p>
          </table:table-cell>
          <table:table-cell table:style-name="ce168" office:value-type="float" office:value="56" calcext:value-type="float">
            <text:p><text:s text:c="3"/>56</text:p>
          </table:table-cell>
          <table:table-cell table:style-name="ce168" office:value-type="float" office:value="20" calcext:value-type="float">
            <text:p><text:s text:c="3"/>20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8" office:value-type="float" office:value="4342" calcext:value-type="float">
            <text:p><text:s text:c="3"/>4,342</text:p>
          </table:table-cell>
          <table:table-cell table:style-name="ce168" office:value-type="float" office:value="2871" calcext:value-type="float">
            <text:p><text:s text:c="3"/>2,871</text:p>
          </table:table-cell>
          <table:table-cell table:style-name="ce168" office:value-type="float" office:value="1471" calcext:value-type="float">
            <text:p><text:s text:c="3"/>1,471</text:p>
          </table:table-cell>
          <table:table-cell table:style-name="ce168" office:value-type="float" office:value="4216" calcext:value-type="float">
            <text:p><text:s text:c="3"/>4,216</text:p>
          </table:table-cell>
          <table:table-cell table:style-name="ce168" office:value-type="float" office:value="2868" calcext:value-type="float">
            <text:p><text:s text:c="3"/>2,868</text:p>
          </table:table-cell>
          <table:table-cell table:style-name="ce168" office:value-type="float" office:value="1348" calcext:value-type="float">
            <text:p><text:s text:c="3"/>1,348</text:p>
          </table:table-cell>
          <table:table-cell table:style-name="ce168" office:value-type="float" office:value="126" calcext:value-type="float">
            <text:p><text:s text:c="3"/>126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218" office:value-type="float" office:value="123" calcext:value-type="float">
            <text:p><text:s text:c="3"/>12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7" office:value-type="string" calcext:value-type="string">
            <text:p>計</text:p>
          </table:table-cell>
          <table:table-cell table:style-name="ce169" office:value-type="float" office:value="107208" calcext:value-type="float">
            <text:p><text:s text:c="3"/>107,208</text:p>
          </table:table-cell>
          <table:table-cell table:style-name="ce169" office:value-type="float" office:value="95117" calcext:value-type="float">
            <text:p><text:s text:c="3"/>95,117</text:p>
          </table:table-cell>
          <table:table-cell table:style-name="ce169" office:value-type="float" office:value="95110" calcext:value-type="float">
            <text:p><text:s text:c="3"/>95,11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144" calcext:value-type="float">
            <text:p><text:s text:c="3"/>7,144</text:p>
          </table:table-cell>
          <table:table-cell table:style-name="ce169" office:value-type="float" office:value="3034" calcext:value-type="float">
            <text:p><text:s text:c="3"/>3,034</text:p>
          </table:table-cell>
          <table:table-cell table:style-name="ce169" office:value-type="float" office:value="4110" calcext:value-type="float">
            <text:p><text:s text:c="3"/>4,110</text:p>
          </table:table-cell>
          <table:table-cell table:style-name="ce169" office:value-type="float" office:value="133" calcext:value-type="float">
            <text:p><text:s text:c="3"/>133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4814" calcext:value-type="float">
            <text:p><text:s text:c="3"/>4,814</text:p>
          </table:table-cell>
          <table:table-cell table:style-name="ce169" office:value-type="float" office:value="2896" calcext:value-type="float">
            <text:p><text:s text:c="3"/>2,896</text:p>
          </table:table-cell>
          <table:table-cell table:style-name="ce169" office:value-type="float" office:value="1918" calcext:value-type="float">
            <text:p><text:s text:c="3"/>1,918</text:p>
          </table:table-cell>
          <table:table-cell table:style-name="ce169" office:value-type="float" office:value="4122" calcext:value-type="float">
            <text:p><text:s text:c="3"/>4,122</text:p>
          </table:table-cell>
          <table:table-cell table:style-name="ce169" office:value-type="float" office:value="2886" calcext:value-type="float">
            <text:p><text:s text:c="3"/>2,886</text:p>
          </table:table-cell>
          <table:table-cell table:style-name="ce169" office:value-type="float" office:value="1236" calcext:value-type="float">
            <text:p><text:s text:c="3"/>1,236</text:p>
          </table:table-cell>
          <table:table-cell table:style-name="ce169" office:value-type="float" office:value="692" calcext:value-type="float">
            <text:p><text:s text:c="3"/>692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219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52499" calcext:value-type="float">
            <text:p><text:s text:c="3"/>52,499</text:p>
          </table:table-cell>
          <table:table-cell table:style-name="ce167" office:value-type="float" office:value="52494" calcext:value-type="float">
            <text:p><text:s text:c="3"/>52,494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78" calcext:value-type="float">
            <text:p><text:s text:c="3"/>278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67" office:value-type="float" office:value="235" calcext:value-type="float">
            <text:p><text:s text:c="3"/>235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768" calcext:value-type="float">
            <text:p><text:s text:c="3"/>768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746" calcext:value-type="float">
            <text:p><text:s text:c="3"/>746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180" calcext:value-type="float">
            <text:p><text:s text:c="3"/>180</text:p>
          </table:table-cell>
          <table:table-cell table:style-name="ce167" office:value-type="float" office:value="575" calcext:value-type="float">
            <text:p><text:s text:c="3"/>575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217" office:value-type="float" office:value="566" calcext:value-type="float">
            <text:p><text:s text:c="3"/>566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42618" calcext:value-type="float">
            <text:p><text:s text:c="3"/>42,618</text:p>
          </table:table-cell>
          <table:table-cell table:style-name="ce168" office:value-type="float" office:value="42616" calcext:value-type="float">
            <text:p><text:s text:c="3"/>42,616</text:p>
          </table:table-cell>
          <table:table-cell table:style-name="ce168" office:value-type="float" office:value="2" calcext:value-type="float">
            <text:p><text:s text:c="3"/>2</text:p>
          </table:table-cell>
          <table:table-cell table:style-name="ce168" office:value-type="float" office:value="6866" calcext:value-type="float">
            <text:p><text:s text:c="3"/>6,866</text:p>
          </table:table-cell>
          <table:table-cell table:style-name="ce168" office:value-type="float" office:value="2991" calcext:value-type="float">
            <text:p><text:s text:c="3"/>2,991</text:p>
          </table:table-cell>
          <table:table-cell table:style-name="ce168" office:value-type="float" office:value="3875" calcext:value-type="float">
            <text:p><text:s text:c="3"/>3,875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29" calcext:value-type="float">
            <text:p><text:s text:c="3"/>29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4046" calcext:value-type="float">
            <text:p><text:s text:c="3"/>4,046</text:p>
          </table:table-cell>
          <table:table-cell table:style-name="ce168" office:value-type="float" office:value="2874" calcext:value-type="float">
            <text:p><text:s text:c="3"/>2,874</text:p>
          </table:table-cell>
          <table:table-cell table:style-name="ce168" office:value-type="float" office:value="1172" calcext:value-type="float">
            <text:p><text:s text:c="3"/>1,172</text:p>
          </table:table-cell>
          <table:table-cell table:style-name="ce168" office:value-type="float" office:value="3929" calcext:value-type="float">
            <text:p><text:s text:c="3"/>3,929</text:p>
          </table:table-cell>
          <table:table-cell table:style-name="ce168" office:value-type="float" office:value="2873" calcext:value-type="float">
            <text:p><text:s text:c="3"/>2,873</text:p>
          </table:table-cell>
          <table:table-cell table:style-name="ce168" office:value-type="float" office:value="1056" calcext:value-type="float">
            <text:p><text:s text:c="3"/>1,056</text:p>
          </table:table-cell>
          <table:table-cell table:style-name="ce168" office:value-type="float" office:value="117" calcext:value-type="float">
            <text:p><text:s text:c="3"/>11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18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746" calcext:value-type="float">
            <text:p><text:s text:c="3"/>8,746</text:p>
          </table:table-cell>
          <table:table-cell table:number-columns-repeated="2" table:style-name="ce170" office:value-type="float" office:value="7797" calcext:value-type="float">
            <text:p><text:s text:c="3"/>7,797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76" calcext:value-type="float">
            <text:p><text:s text:c="3"/>576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329" calcext:value-type="float">
            <text:p><text:s text:c="3"/>329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359" calcext:value-type="float">
            <text:p><text:s text:c="3"/>359</text:p>
          </table:table-cell>
          <table:table-cell table:style-name="ce170" office:value-type="float" office:value="216" calcext:value-type="float">
            <text:p><text:s text:c="3"/>216</text:p>
          </table:table-cell>
          <table:table-cell table:style-name="ce170" office:value-type="float" office:value="143" calcext:value-type="float">
            <text:p><text:s text:c="3"/>143</text:p>
          </table:table-cell>
          <table:table-cell table:style-name="ce170" office:value-type="float" office:value="298" calcext:value-type="float">
            <text:p><text:s text:c="3"/>298</text:p>
          </table:table-cell>
          <table:table-cell table:style-name="ce170" office:value-type="float" office:value="215" calcext:value-type="float">
            <text:p><text:s text:c="3"/>215</text:p>
          </table:table-cell>
          <table:table-cell table:style-name="ce170" office:value-type="float" office:value="83" calcext:value-type="float">
            <text:p><text:s text:c="3"/>83</text:p>
          </table:table-cell>
          <table:table-cell table:style-name="ce170" office:value-type="float" office:value="61" calcext:value-type="float">
            <text:p><text:s text:c="3"/>6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20" office:value-type="float" office:value="60" calcext:value-type="float">
            <text:p><text:s text:c="3"/>60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4373" calcext:value-type="float">
            <text:p><text:s text:c="3"/>4,373</text:p>
          </table:table-cell>
          <table:table-cell table:style-name="ce178" office:value-type="float" office:value="4285" calcext:value-type="float">
            <text:p><text:s text:c="3"/>4,285</text:p>
          </table:table-cell>
          <table:table-cell table:style-name="ce54" office:value-type="float" office:value="4285" calcext:value-type="float">
            <text:p><text:s text:c="3"/>4,28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62" calcext:value-type="float">
            <text:p><text:s text:c="3"/>62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197" office:value-type="float" office:value="59" calcext:value-type="float">
            <text:p><text:s text:c="3"/>59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197" office:value-type="float" office:value="12" calcext:value-type="float">
            <text:p><text:s text:c="3"/>12</text:p>
          </table:table-cell>
          <table:table-cell table:style-name="ce197" office:value-type="float" office:value="48" calcext:value-type="float">
            <text:p><text:s text:c="3"/>48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47" calcext:value-type="float">
            <text:p><text:s text:c="3"/>47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4373" calcext:value-type="float">
            <text:p><text:s text:c="3"/>4,373</text:p>
          </table:table-cell>
          <table:table-cell table:style-name="ce179" office:value-type="float" office:value="3512" calcext:value-type="float">
            <text:p><text:s text:c="3"/>3,512</text:p>
          </table:table-cell>
          <table:table-cell table:style-name="ce55" office:value-type="float" office:value="3512" calcext:value-type="float">
            <text:p><text:s text:c="3"/>3,51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6" calcext:value-type="float">
            <text:p><text:s text:c="3"/>556</text:p>
          </table:table-cell>
          <table:table-cell table:style-name="ce55" office:value-type="float" office:value="245" calcext:value-type="float">
            <text:p><text:s text:c="3"/>245</text:p>
          </table:table-cell>
          <table:table-cell table:style-name="ce55" office:value-type="float" office:value="311" calcext:value-type="float">
            <text:p><text:s text:c="3"/>311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91" office:value-type="float" office:value="5" calcext:value-type="float">
            <text:p><text:s text:c="3"/>5</text:p>
          </table:table-cell>
          <table:table-cell table:style-name="ce198" office:value-type="float" office:value="297" calcext:value-type="float">
            <text:p><text:s text:c="3"/>297</text:p>
          </table:table-cell>
          <table:table-cell table:style-name="ce198" office:value-type="float" office:value="213" calcext:value-type="float">
            <text:p><text:s text:c="3"/>213</text:p>
          </table:table-cell>
          <table:table-cell table:style-name="ce198" office:value-type="float" office:value="84" calcext:value-type="float">
            <text:p><text:s text:c="3"/>84</text:p>
          </table:table-cell>
          <table:table-cell table:style-name="ce198" office:value-type="float" office:value="284" calcext:value-type="float">
            <text:p><text:s text:c="3"/>284</text:p>
          </table:table-cell>
          <table:table-cell table:style-name="ce198" office:value-type="float" office:value="213" calcext:value-type="float">
            <text:p><text:s text:c="3"/>213</text:p>
          </table:table-cell>
          <table:table-cell table:style-name="ce198" office:value-type="float" office:value="71" calcext:value-type="float">
            <text:p><text:s text:c="3"/>71</text:p>
          </table:table-cell>
          <table:table-cell table:style-name="ce198" office:value-type="float" office:value="13" calcext:value-type="float">
            <text:p><text:s text:c="3"/>13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782" calcext:value-type="float">
            <text:p><text:s text:c="3"/>8,782</text:p>
          </table:table-cell>
          <table:table-cell table:number-columns-repeated="2" table:style-name="ce170" office:value-type="float" office:value="7823" calcext:value-type="float">
            <text:p><text:s text:c="3"/>7,823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99" calcext:value-type="float">
            <text:p><text:s text:c="3"/>599</text:p>
          </table:table-cell>
          <table:table-cell table:style-name="ce170" office:value-type="float" office:value="252" calcext:value-type="float">
            <text:p><text:s text:c="3"/>252</text:p>
          </table:table-cell>
          <table:table-cell table:style-name="ce170" office:value-type="float" office:value="347" calcext:value-type="float">
            <text:p><text:s text:c="3"/>347</text:p>
          </table:table-cell>
          <table:table-cell table:style-name="ce170" office:value-type="float" office:value="14" calcext:value-type="float">
            <text:p><text:s text:c="3"/>14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46" calcext:value-type="float">
            <text:p><text:s text:c="3"/>346</text:p>
          </table:table-cell>
          <table:table-cell table:style-name="ce170" office:value-type="float" office:value="210" calcext:value-type="float">
            <text:p><text:s text:c="3"/>210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293" calcext:value-type="float">
            <text:p><text:s text:c="3"/>293</text:p>
          </table:table-cell>
          <table:table-cell table:style-name="ce170" office:value-type="float" office:value="207" calcext:value-type="float">
            <text:p><text:s text:c="3"/>207</text:p>
          </table:table-cell>
          <table:table-cell table:style-name="ce170" office:value-type="float" office:value="86" calcext:value-type="float">
            <text:p><text:s text:c="3"/>86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20" office:value-type="float" office:value="50" calcext:value-type="float">
            <text:p><text:s text:c="3"/>50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4391" calcext:value-type="float">
            <text:p><text:s text:c="3"/>4,391</text:p>
          </table:table-cell>
          <table:table-cell table:style-name="ce178" office:value-type="float" office:value="4304" calcext:value-type="float">
            <text:p><text:s text:c="3"/>4,304</text:p>
          </table:table-cell>
          <table:table-cell table:style-name="ce54" office:value-type="float" office:value="4304" calcext:value-type="float">
            <text:p><text:s text:c="3"/>4,30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88" office:value-type="float" office:value="7" calcext:value-type="float">
            <text:p><text:s text:c="3"/>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63" calcext:value-type="float">
            <text:p><text:s text:c="3"/>63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197" office:value-type="float" office:value="59" calcext:value-type="float">
            <text:p><text:s text:c="3"/>59</text:p>
          </table:table-cell>
          <table:table-cell table:style-name="ce197" office:value-type="float" office:value="16" calcext:value-type="float">
            <text:p><text:s text:c="3"/>16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15" calcext:value-type="float">
            <text:p><text:s text:c="3"/>15</text:p>
          </table:table-cell>
          <table:table-cell table:style-name="ce197" office:value-type="float" office:value="47" calcext:value-type="float">
            <text:p><text:s text:c="3"/>47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221" office:value-type="float" office:value="44" calcext:value-type="float">
            <text:p><text:s text:c="3"/>44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4391" calcext:value-type="float">
            <text:p><text:s text:c="3"/>4,391</text:p>
          </table:table-cell>
          <table:table-cell table:style-name="ce179" office:value-type="float" office:value="3519" calcext:value-type="float">
            <text:p><text:s text:c="3"/>3,519</text:p>
          </table:table-cell>
          <table:table-cell table:style-name="ce55" office:value-type="float" office:value="3519" calcext:value-type="float">
            <text:p><text:s text:c="3"/>3,519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82" calcext:value-type="float">
            <text:p><text:s text:c="3"/>582</text:p>
          </table:table-cell>
          <table:table-cell table:style-name="ce55" office:value-type="float" office:value="247" calcext:value-type="float">
            <text:p><text:s text:c="3"/>247</text:p>
          </table:table-cell>
          <table:table-cell table:style-name="ce55" office:value-type="float" office:value="335" calcext:value-type="float">
            <text:p><text:s text:c="3"/>335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91" office:value-type="float" office:value="4" calcext:value-type="float">
            <text:p><text:s text:c="3"/>4</text:p>
          </table:table-cell>
          <table:table-cell table:style-name="ce198" office:value-type="float" office:value="283" calcext:value-type="float">
            <text:p><text:s text:c="3"/>283</text:p>
          </table:table-cell>
          <table:table-cell table:style-name="ce198" office:value-type="float" office:value="206" calcext:value-type="float">
            <text:p><text:s text:c="3"/>206</text:p>
          </table:table-cell>
          <table:table-cell table:style-name="ce198" office:value-type="float" office:value="77" calcext:value-type="float">
            <text:p><text:s text:c="3"/>77</text:p>
          </table:table-cell>
          <table:table-cell table:style-name="ce198" office:value-type="float" office:value="277" calcext:value-type="float">
            <text:p><text:s text:c="3"/>277</text:p>
          </table:table-cell>
          <table:table-cell table:style-name="ce198" office:value-type="float" office:value="206" calcext:value-type="float">
            <text:p><text:s text:c="3"/>206</text:p>
          </table:table-cell>
          <table:table-cell table:style-name="ce198" office:value-type="float" office:value="71" calcext:value-type="float">
            <text:p><text:s text:c="3"/>71</text:p>
          </table:table-cell>
          <table:table-cell table:style-name="ce198" office:value-type="float" office:value="6" calcext:value-type="float">
            <text:p><text:s text:c="3"/>6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11月止</text:p>
          </table:table-cell>
          <table:table-cell table:style-name="ce156" office:value-type="string" calcext:value-type="string">
            <text:p>計</text:p>
          </table:table-cell>
          <table:table-cell table:style-name="ce52" office:value-type="float" office:value="97036" calcext:value-type="float">
            <text:p><text:s text:c="3"/>97,036</text:p>
          </table:table-cell>
          <table:table-cell table:style-name="ce70" office:value-type="float" office:value="86559" calcext:value-type="float">
            <text:p><text:s text:c="3"/>86,559</text:p>
          </table:table-cell>
          <table:table-cell table:style-name="ce70" office:value-type="float" office:value="86540" calcext:value-type="float">
            <text:p><text:s text:c="3"/>86,54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70" office:value-type="float" office:value="6156" calcext:value-type="float">
            <text:p><text:s text:c="3"/>6,156</text:p>
          </table:table-cell>
          <table:table-cell table:style-name="ce70" office:value-type="float" office:value="2573" calcext:value-type="float">
            <text:p><text:s text:c="3"/>2,573</text:p>
          </table:table-cell>
          <table:table-cell table:style-name="ce70" office:value-type="float" office:value="3583" calcext:value-type="float">
            <text:p><text:s text:c="3"/>3,583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70" office:value-type="float" office:value="4187" calcext:value-type="float">
            <text:p><text:s text:c="3"/>4,187</text:p>
          </table:table-cell>
          <table:table-cell table:style-name="ce70" office:value-type="float" office:value="2560" calcext:value-type="float">
            <text:p><text:s text:c="3"/>2,560</text:p>
          </table:table-cell>
          <table:table-cell table:style-name="ce52" office:value-type="float" office:value="1627" calcext:value-type="float">
            <text:p><text:s text:c="3"/>1,627</text:p>
          </table:table-cell>
          <table:table-cell table:style-name="ce70" office:value-type="float" office:value="3532" calcext:value-type="float">
            <text:p><text:s text:c="3"/>3,532</text:p>
          </table:table-cell>
          <table:table-cell table:style-name="ce70" office:value-type="float" office:value="2552" calcext:value-type="float">
            <text:p><text:s text:c="3"/>2,552</text:p>
          </table:table-cell>
          <table:table-cell table:style-name="ce52" office:value-type="float" office:value="980" calcext:value-type="float">
            <text:p><text:s text:c="3"/>980</text:p>
          </table:table-cell>
          <table:table-cell table:style-name="ce52" office:value-type="float" office:value="655" calcext:value-type="float">
            <text:p><text:s text:c="3"/>655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109" office:value-type="float" office:value="647" calcext:value-type="float">
            <text:p><text:s text:c="3"/>647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28" office:value-type="string" calcext:value-type="string">
            <text:p>男</text:p>
          </table:table-cell>
          <table:table-cell table:style-name="ce47" office:value-type="float" office:value="48518" calcext:value-type="float">
            <text:p><text:s text:c="3"/>48,518</text:p>
          </table:table-cell>
          <table:table-cell table:style-name="ce71" office:value-type="float" office:value="47533" calcext:value-type="float">
            <text:p><text:s text:c="3"/>47,533</text:p>
          </table:table-cell>
          <table:table-cell table:style-name="ce71" office:value-type="float" office:value="47524" calcext:value-type="float">
            <text:p><text:s text:c="3"/>47,52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71" office:value-type="float" office:value="248" calcext:value-type="float">
            <text:p><text:s text:c="3"/>248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style-name="ce71" office:value-type="float" office:value="207" calcext:value-type="float">
            <text:p><text:s text:c="3"/>207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68" calcext:value-type="float">
            <text:p><text:s text:c="3"/>668</text:p>
          </table:table-cell>
          <table:table-cell table:style-name="ce47" office:value-type="float" office:value="163" calcext:value-type="float">
            <text:p><text:s text:c="3"/>1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523" calcext:value-type="float">
            <text:p><text:s text:c="3"/>523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106" office:value-type="float" office:value="519" calcext:value-type="float">
            <text:p><text:s text:c="3"/>519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29" office:value-type="string" calcext:value-type="string">
            <text:p>女</text:p>
          </table:table-cell>
          <table:table-cell table:style-name="ce48" office:value-type="float" office:value="48518" calcext:value-type="float">
            <text:p><text:s text:c="3"/>48,518</text:p>
          </table:table-cell>
          <table:table-cell table:style-name="ce72" office:value-type="float" office:value="39026" calcext:value-type="float">
            <text:p><text:s text:c="3"/>39,026</text:p>
          </table:table-cell>
          <table:table-cell table:style-name="ce72" office:value-type="float" office:value="39016" calcext:value-type="float">
            <text:p><text:s text:c="3"/>39,01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72" office:value-type="float" office:value="5908" calcext:value-type="float">
            <text:p><text:s text:c="3"/>5,908</text:p>
          </table:table-cell>
          <table:table-cell table:style-name="ce72" office:value-type="float" office:value="2532" calcext:value-type="float">
            <text:p><text:s text:c="3"/>2,532</text:p>
          </table:table-cell>
          <table:table-cell table:style-name="ce72" office:value-type="float" office:value="3376" calcext:value-type="float">
            <text:p><text:s text:c="3"/>3,376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72" office:value-type="float" office:value="3501" calcext:value-type="float">
            <text:p><text:s text:c="3"/>3,501</text:p>
          </table:table-cell>
          <table:table-cell table:style-name="ce72" office:value-type="float" office:value="2542" calcext:value-type="float">
            <text:p><text:s text:c="3"/>2,542</text:p>
          </table:table-cell>
          <table:table-cell table:style-name="ce48" office:value-type="float" office:value="959" calcext:value-type="float">
            <text:p><text:s text:c="3"/>959</text:p>
          </table:table-cell>
          <table:table-cell table:style-name="ce72" office:value-type="float" office:value="3369" calcext:value-type="float">
            <text:p><text:s text:c="3"/>3,369</text:p>
          </table:table-cell>
          <table:table-cell table:style-name="ce72" office:value-type="float" office:value="2538" calcext:value-type="float">
            <text:p><text:s text:c="3"/>2,538</text:p>
          </table:table-cell>
          <table:table-cell table:style-name="ce48" office:value-type="float" office:value="831" calcext:value-type="float">
            <text:p><text:s text:c="3"/>831</text:p>
          </table:table-cell>
          <table:table-cell table:style-name="ce48" office:value-type="float" office:value="132" calcext:value-type="float">
            <text:p><text:s text:c="3"/>1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07" office:value-type="float" office:value="128" calcext:value-type="float">
            <text:p><text:s text:c="3"/>128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7558" calcext:value-type="float">
            <text:p><text:s text:c="3"/>7,558</text:p>
          </table:table-cell>
          <table:table-cell table:style-name="ce170" office:value-type="float" office:value="6672" calcext:value-type="float">
            <text:p><text:s text:c="3"/>6,672</text:p>
          </table:table-cell>
          <table:table-cell table:style-name="ce170" office:value-type="float" office:value="6671" calcext:value-type="float">
            <text:p><text:s text:c="3"/>6,67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52" calcext:value-type="float">
            <text:p><text:s text:c="3"/>552</text:p>
          </table:table-cell>
          <table:table-cell table:style-name="ce170" office:value-type="float" office:value="213" calcext:value-type="float">
            <text:p><text:s text:c="3"/>213</text:p>
          </table:table-cell>
          <table:table-cell table:style-name="ce170" office:value-type="float" office:value="339" calcext:value-type="float">
            <text:p><text:s text:c="3"/>339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325" calcext:value-type="float">
            <text:p><text:s text:c="3"/>325</text:p>
          </table:table-cell>
          <table:table-cell table:style-name="ce170" office:value-type="float" office:value="169" calcext:value-type="float">
            <text:p><text:s text:c="3"/>169</text:p>
          </table:table-cell>
          <table:table-cell table:style-name="ce170" office:value-type="float" office:value="156" calcext:value-type="float">
            <text:p><text:s text:c="3"/>156</text:p>
          </table:table-cell>
          <table:table-cell table:style-name="ce170" office:value-type="float" office:value="268" calcext:value-type="float">
            <text:p><text:s text:c="3"/>268</text:p>
          </table:table-cell>
          <table:table-cell table:style-name="ce170" office:value-type="float" office:value="168" calcext:value-type="float">
            <text:p><text:s text:c="3"/>168</text:p>
          </table:table-cell>
          <table:table-cell table:style-name="ce170" office:value-type="float" office:value="100" calcext:value-type="float">
            <text:p><text:s text:c="3"/>100</text:p>
          </table:table-cell>
          <table:table-cell table:style-name="ce170" office:value-type="float" office:value="57" calcext:value-type="float">
            <text:p><text:s text:c="3"/>5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20" office:value-type="float" office:value="56" calcext:value-type="float">
            <text:p><text:s text:c="3"/>56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3779" calcext:value-type="float">
            <text:p><text:s text:c="3"/>3,779</text:p>
          </table:table-cell>
          <table:table-cell table:style-name="ce178" office:value-type="float" office:value="3680" calcext:value-type="float">
            <text:p><text:s text:c="3"/>3,680</text:p>
          </table:table-cell>
          <table:table-cell table:style-name="ce54" office:value-type="float" office:value="3680" calcext:value-type="float">
            <text:p><text:s text:c="3"/>3,68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4" office:value-type="float" office:value="0" calcext:value-type="float">
            <text:p>—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64" calcext:value-type="float">
            <text:p><text:s text:c="3"/>64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64" calcext:value-type="float">
            <text:p><text:s text:c="3"/>64</text:p>
          </table:table-cell>
          <table:table-cell table:style-name="ce197" office:value-type="float" office:value="17" calcext:value-type="float">
            <text:p><text:s text:c="3"/>17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17" calcext:value-type="float">
            <text:p><text:s text:c="3"/>17</text:p>
          </table:table-cell>
          <table:table-cell table:style-name="ce197" office:value-type="float" office:value="47" calcext:value-type="float">
            <text:p><text:s text:c="3"/>47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47" calcext:value-type="float">
            <text:p><text:s text:c="3"/>47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3779" calcext:value-type="float">
            <text:p><text:s text:c="3"/>3,779</text:p>
          </table:table-cell>
          <table:table-cell table:style-name="ce179" office:value-type="float" office:value="2992" calcext:value-type="float">
            <text:p><text:s text:c="3"/>2,992</text:p>
          </table:table-cell>
          <table:table-cell table:style-name="ce55" office:value-type="float" office:value="2991" calcext:value-type="float">
            <text:p><text:s text:c="3"/>2,99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22" calcext:value-type="float">
            <text:p><text:s text:c="3"/>522</text:p>
          </table:table-cell>
          <table:table-cell table:style-name="ce55" office:value-type="float" office:value="209" calcext:value-type="float">
            <text:p><text:s text:c="3"/>209</text:p>
          </table:table-cell>
          <table:table-cell table:style-name="ce55" office:value-type="float" office:value="313" calcext:value-type="float">
            <text:p><text:s text:c="3"/>313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91" office:value-type="float" office:value="3" calcext:value-type="float">
            <text:p><text:s text:c="3"/>3</text:p>
          </table:table-cell>
          <table:table-cell table:style-name="ce198" office:value-type="float" office:value="261" calcext:value-type="float">
            <text:p><text:s text:c="3"/>261</text:p>
          </table:table-cell>
          <table:table-cell table:style-name="ce198" office:value-type="float" office:value="169" calcext:value-type="float">
            <text:p><text:s text:c="3"/>169</text:p>
          </table:table-cell>
          <table:table-cell table:style-name="ce198" office:value-type="float" office:value="92" calcext:value-type="float">
            <text:p><text:s text:c="3"/>92</text:p>
          </table:table-cell>
          <table:table-cell table:style-name="ce198" office:value-type="float" office:value="251" calcext:value-type="float">
            <text:p><text:s text:c="3"/>251</text:p>
          </table:table-cell>
          <table:table-cell table:style-name="ce198" office:value-type="float" office:value="168" calcext:value-type="float">
            <text:p><text:s text:c="3"/>168</text:p>
          </table:table-cell>
          <table:table-cell table:style-name="ce198" office:value-type="float" office:value="83" calcext:value-type="float">
            <text:p><text:s text:c="3"/>83</text:p>
          </table:table-cell>
          <table:table-cell table:style-name="ce198" office:value-type="float" office:value="10" calcext:value-type="float">
            <text:p><text:s text:c="3"/>10</text:p>
          </table:table-cell>
          <table:table-cell table:style-name="ce198" office:value-type="float" office:value="1" calcext:value-type="float">
            <text:p><text:s text:c="3"/>1</text:p>
          </table:table-cell>
          <table:table-cell table:style-name="ce222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7702" calcext:value-type="float">
            <text:p><text:s text:c="3"/>7,702</text:p>
          </table:table-cell>
          <table:table-cell table:style-name="ce170" office:value-type="float" office:value="6906" calcext:value-type="float">
            <text:p><text:s text:c="3"/>6,906</text:p>
          </table:table-cell>
          <table:table-cell table:style-name="ce170" office:value-type="float" office:value="6900" calcext:value-type="float">
            <text:p><text:s text:c="3"/>6,900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475" calcext:value-type="float">
            <text:p><text:s text:c="3"/>475</text:p>
          </table:table-cell>
          <table:table-cell table:style-name="ce170" office:value-type="float" office:value="195" calcext:value-type="float">
            <text:p><text:s text:c="3"/>195</text:p>
          </table:table-cell>
          <table:table-cell table:style-name="ce170" office:value-type="float" office:value="280" calcext:value-type="float">
            <text:p><text:s text:c="3"/>280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314" calcext:value-type="float">
            <text:p><text:s text:c="3"/>314</text:p>
          </table:table-cell>
          <table:table-cell table:style-name="ce170" office:value-type="float" office:value="184" calcext:value-type="float">
            <text:p><text:s text:c="3"/>184</text:p>
          </table:table-cell>
          <table:table-cell table:style-name="ce170" office:value-type="float" office:value="130" calcext:value-type="float">
            <text:p><text:s text:c="3"/>130</text:p>
          </table:table-cell>
          <table:table-cell table:style-name="ce170" office:value-type="float" office:value="265" calcext:value-type="float">
            <text:p><text:s text:c="3"/>265</text:p>
          </table:table-cell>
          <table:table-cell table:style-name="ce170" office:value-type="float" office:value="184" calcext:value-type="float">
            <text:p><text:s text:c="3"/>184</text:p>
          </table:table-cell>
          <table:table-cell table:style-name="ce170" office:value-type="float" office:value="81" calcext:value-type="float">
            <text:p><text:s text:c="3"/>8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70" office:value-type="float" office:value="0" calcext:value-type="float">
            <text:p>—</text:p>
          </table:table-cell>
          <table:table-cell table:style-name="ce220" office:value-type="float" office:value="49" calcext:value-type="float">
            <text:p><text:s text:c="3"/>49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3851" calcext:value-type="float">
            <text:p><text:s text:c="3"/>3,851</text:p>
          </table:table-cell>
          <table:table-cell table:style-name="ce178" office:value-type="float" office:value="3773" calcext:value-type="float">
            <text:p><text:s text:c="3"/>3,773</text:p>
          </table:table-cell>
          <table:table-cell table:style-name="ce54" office:value-type="float" office:value="3771" calcext:value-type="float">
            <text:p><text:s text:c="3"/>3,77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7" office:value-type="float" office:value="51" calcext:value-type="float">
            <text:p><text:s text:c="3"/>51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51" calcext:value-type="float">
            <text:p><text:s text:c="3"/>51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37" calcext:value-type="float">
            <text:p><text:s text:c="3"/>37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37" calcext:value-type="float">
            <text:p><text:s text:c="3"/>37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3851" calcext:value-type="float">
            <text:p><text:s text:c="3"/>3,851</text:p>
          </table:table-cell>
          <table:table-cell table:style-name="ce179" office:value-type="float" office:value="3133" calcext:value-type="float">
            <text:p><text:s text:c="3"/>3,133</text:p>
          </table:table-cell>
          <table:table-cell table:style-name="ce55" office:value-type="float" office:value="3129" calcext:value-type="float">
            <text:p><text:s text:c="3"/>3,12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52" calcext:value-type="float">
            <text:p><text:s text:c="3"/>452</text:p>
          </table:table-cell>
          <table:table-cell table:style-name="ce55" office:value-type="float" office:value="192" calcext:value-type="float">
            <text:p><text:s text:c="3"/>192</text:p>
          </table:table-cell>
          <table:table-cell table:style-name="ce55" office:value-type="float" office:value="260" calcext:value-type="float">
            <text:p><text:s text:c="3"/>26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91" office:value-type="float" office:value="1" calcext:value-type="float">
            <text:p><text:s text:c="3"/>1</text:p>
          </table:table-cell>
          <table:table-cell table:style-name="ce198" office:value-type="float" office:value="263" calcext:value-type="float">
            <text:p><text:s text:c="3"/>263</text:p>
          </table:table-cell>
          <table:table-cell table:style-name="ce198" office:value-type="float" office:value="184" calcext:value-type="float">
            <text:p><text:s text:c="3"/>184</text:p>
          </table:table-cell>
          <table:table-cell table:style-name="ce198" office:value-type="float" office:value="79" calcext:value-type="float">
            <text:p><text:s text:c="3"/>79</text:p>
          </table:table-cell>
          <table:table-cell table:style-name="ce198" office:value-type="float" office:value="251" calcext:value-type="float">
            <text:p><text:s text:c="3"/>251</text:p>
          </table:table-cell>
          <table:table-cell table:style-name="ce198" office:value-type="float" office:value="184" calcext:value-type="float">
            <text:p><text:s text:c="3"/>184</text:p>
          </table:table-cell>
          <table:table-cell table:style-name="ce198" office:value-type="float" office:value="67" calcext:value-type="float">
            <text:p><text:s text:c="3"/>67</text:p>
          </table:table-cell>
          <table:table-cell table:style-name="ce198" office:value-type="float" office:value="12" calcext:value-type="float">
            <text:p><text:s text:c="3"/>12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12" calcext:value-type="float">
            <text:p><text:s text:c="3"/>12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210" calcext:value-type="float">
            <text:p><text:s text:c="3"/>9,210</text:p>
          </table:table-cell>
          <table:table-cell table:style-name="ce180" office:value-type="float" office:value="8138" calcext:value-type="float">
            <text:p><text:s text:c="3"/>8,138</text:p>
          </table:table-cell>
          <table:table-cell table:style-name="ce180" office:value-type="float" office:value="8134" calcext:value-type="float">
            <text:p><text:s text:c="3"/>8,134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0" office:value-type="float" office:value="651" calcext:value-type="float">
            <text:p><text:s text:c="3"/>651</text:p>
          </table:table-cell>
          <table:table-cell table:style-name="ce180" office:value-type="float" office:value="292" calcext:value-type="float">
            <text:p><text:s text:c="3"/>292</text:p>
          </table:table-cell>
          <table:table-cell table:style-name="ce180" office:value-type="float" office:value="359" calcext:value-type="float">
            <text:p><text:s text:c="3"/>359</text:p>
          </table:table-cell>
          <table:table-cell table:style-name="ce183" office:value-type="float" office:value="21" calcext:value-type="float">
            <text:p><text:s text:c="3"/>21</text:p>
          </table:table-cell>
          <table:table-cell table:style-name="ce183" office:value-type="float" office:value="8" calcext:value-type="float">
            <text:p><text:s text:c="3"/>8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80" office:value-type="float" office:value="400" calcext:value-type="float">
            <text:p><text:s text:c="3"/>400</text:p>
          </table:table-cell>
          <table:table-cell table:style-name="ce180" office:value-type="float" office:value="251" calcext:value-type="float">
            <text:p><text:s text:c="3"/>251</text:p>
          </table:table-cell>
          <table:table-cell table:style-name="ce183" office:value-type="float" office:value="149" calcext:value-type="float">
            <text:p><text:s text:c="3"/>149</text:p>
          </table:table-cell>
          <table:table-cell table:style-name="ce180" office:value-type="float" office:value="342" calcext:value-type="float">
            <text:p><text:s text:c="3"/>342</text:p>
          </table:table-cell>
          <table:table-cell table:style-name="ce180" office:value-type="float" office:value="251" calcext:value-type="float">
            <text:p><text:s text:c="3"/>251</text:p>
          </table:table-cell>
          <table:table-cell table:style-name="ce170" office:value-type="float" office:value="91" calcext:value-type="float">
            <text:p><text:s text:c="3"/>91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70" office:value-type="float" office:value="0" calcext:value-type="float">
            <text:p>—</text:p>
          </table:table-cell>
          <table:table-cell table:style-name="ce220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4605" calcext:value-type="float">
            <text:p><text:s text:c="3"/>4,605</text:p>
          </table:table-cell>
          <table:table-cell table:style-name="ce181" office:value-type="float" office:value="4509" calcext:value-type="float">
            <text:p><text:s text:c="3"/>4,509</text:p>
          </table:table-cell>
          <table:table-cell table:style-name="ce74" office:value-type="float" office:value="4508" calcext:value-type="float">
            <text:p><text:s text:c="3"/>4,508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187" office:value-type="float" office:value="7" calcext:value-type="float">
            <text:p><text:s text:c="3"/>7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192" office:value-type="float" office:value="6" calcext:value-type="float">
            <text:p><text:s text:c="3"/>6</text:p>
          </table:table-cell>
          <table:table-cell table:style-name="ce197" office:value-type="float" office:value="61" calcext:value-type="float">
            <text:p><text:s text:c="3"/>61</text:p>
          </table:table-cell>
          <table:table-cell table:style-name="ce197" office:value-type="float" office:value="0" calcext:value-type="float">
            <text:p>—</text:p>
          </table:table-cell>
          <table:table-cell table:style-name="ce201" office:value-type="float" office:value="61" calcext:value-type="float">
            <text:p><text:s text:c="3"/>61</text:p>
          </table:table-cell>
          <table:table-cell table:style-name="ce197" office:value-type="float" office:value="16" calcext:value-type="float">
            <text:p><text:s text:c="3"/>16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16" calcext:value-type="float">
            <text:p><text:s text:c="3"/>16</text:p>
          </table:table-cell>
          <table:table-cell table:style-name="ce197" office:value-type="float" office:value="45" calcext:value-type="float">
            <text:p><text:s text:c="3"/>45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45" calcext:value-type="float">
            <text:p><text:s text:c="3"/>45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4605" calcext:value-type="float">
            <text:p><text:s text:c="3"/>4,605</text:p>
          </table:table-cell>
          <table:table-cell table:style-name="ce182" office:value-type="float" office:value="3629" calcext:value-type="float">
            <text:p><text:s text:c="3"/>3,629</text:p>
          </table:table-cell>
          <table:table-cell table:style-name="ce141" office:value-type="float" office:value="3626" calcext:value-type="float">
            <text:p><text:s text:c="3"/>3,626</text:p>
          </table:table-cell>
          <table:table-cell table:style-name="ce185" office:value-type="float" office:value="3" calcext:value-type="float">
            <text:p><text:s text:c="3"/>3</text:p>
          </table:table-cell>
          <table:table-cell table:style-name="ce141" office:value-type="float" office:value="623" calcext:value-type="float">
            <text:p><text:s text:c="3"/>623</text:p>
          </table:table-cell>
          <table:table-cell table:style-name="ce141" office:value-type="float" office:value="287" calcext:value-type="float">
            <text:p><text:s text:c="3"/>287</text:p>
          </table:table-cell>
          <table:table-cell table:style-name="ce141" office:value-type="float" office:value="336" calcext:value-type="float">
            <text:p><text:s text:c="3"/>336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5" office:value-type="float" office:value="7" calcext:value-type="float">
            <text:p><text:s text:c="3"/>7</text:p>
          </table:table-cell>
          <table:table-cell table:style-name="ce193" office:value-type="float" office:value="7" calcext:value-type="float">
            <text:p><text:s text:c="3"/>7</text:p>
          </table:table-cell>
          <table:table-cell table:style-name="ce199" office:value-type="float" office:value="339" calcext:value-type="float">
            <text:p><text:s text:c="3"/>339</text:p>
          </table:table-cell>
          <table:table-cell table:style-name="ce199" office:value-type="float" office:value="251" calcext:value-type="float">
            <text:p><text:s text:c="3"/>251</text:p>
          </table:table-cell>
          <table:table-cell table:style-name="ce202" office:value-type="float" office:value="88" calcext:value-type="float">
            <text:p><text:s text:c="3"/>88</text:p>
          </table:table-cell>
          <table:table-cell table:style-name="ce199" office:value-type="float" office:value="326" calcext:value-type="float">
            <text:p><text:s text:c="3"/>326</text:p>
          </table:table-cell>
          <table:table-cell table:style-name="ce199" office:value-type="float" office:value="251" calcext:value-type="float">
            <text:p><text:s text:c="3"/>251</text:p>
          </table:table-cell>
          <table:table-cell table:style-name="ce198" office:value-type="float" office:value="75" calcext:value-type="float">
            <text:p><text:s text:c="3"/>75</text:p>
          </table:table-cell>
          <table:table-cell table:style-name="ce198" office:value-type="float" office:value="13" calcext:value-type="float">
            <text:p><text:s text:c="3"/>13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216" calcext:value-type="float">
            <text:p><text:s text:c="3"/>9,216</text:p>
          </table:table-cell>
          <table:table-cell table:style-name="ce170" office:value-type="float" office:value="8228" calcext:value-type="float">
            <text:p><text:s text:c="3"/>8,228</text:p>
          </table:table-cell>
          <table:table-cell table:style-name="ce170" office:value-type="float" office:value="8227" calcext:value-type="float">
            <text:p><text:s text:c="3"/>8,22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87" calcext:value-type="float">
            <text:p><text:s text:c="3"/>587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336" calcext:value-type="float">
            <text:p><text:s text:c="3"/>336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392" calcext:value-type="float">
            <text:p><text:s text:c="3"/>392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151" calcext:value-type="float">
            <text:p><text:s text:c="3"/>151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92" calcext:value-type="float">
            <text:p><text:s text:c="3"/>92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0" calcext:value-type="float">
            <text:p>—</text:p>
          </table:table-cell>
          <table:table-cell table:style-name="ce220" office:value-type="float" office:value="59" calcext:value-type="float">
            <text:p><text:s text:c="3"/>59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4608" calcext:value-type="float">
            <text:p><text:s text:c="3"/>4,608</text:p>
          </table:table-cell>
          <table:table-cell table:style-name="ce178" office:value-type="float" office:value="4521" calcext:value-type="float">
            <text:p><text:s text:c="3"/>4,521</text:p>
          </table:table-cell>
          <table:table-cell table:style-name="ce54" office:value-type="float" office:value="4521" calcext:value-type="float">
            <text:p><text:s text:c="3"/>4,52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7" office:value-type="float" office:value="60" calcext:value-type="float">
            <text:p><text:s text:c="3"/>60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59" calcext:value-type="float">
            <text:p><text:s text:c="3"/>59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97" office:value-type="float" office:value="46" calcext:value-type="float">
            <text:p><text:s text:c="3"/>46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4608" calcext:value-type="float">
            <text:p><text:s text:c="3"/>4,608</text:p>
          </table:table-cell>
          <table:table-cell table:style-name="ce179" office:value-type="float" office:value="3707" calcext:value-type="float">
            <text:p><text:s text:c="3"/>3,707</text:p>
          </table:table-cell>
          <table:table-cell table:style-name="ce55" office:value-type="float" office:value="3706" calcext:value-type="float">
            <text:p><text:s text:c="3"/>3,70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246" calcext:value-type="float">
            <text:p><text:s text:c="3"/>246</text:p>
          </table:table-cell>
          <table:table-cell table:style-name="ce55" office:value-type="float" office:value="316" calcext:value-type="float">
            <text:p><text:s text:c="3"/>316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91" office:value-type="float" office:value="3" calcext:value-type="float">
            <text:p><text:s text:c="3"/>3</text:p>
          </table:table-cell>
          <table:table-cell table:style-name="ce198" office:value-type="float" office:value="332" calcext:value-type="float">
            <text:p><text:s text:c="3"/>332</text:p>
          </table:table-cell>
          <table:table-cell table:style-name="ce198" office:value-type="float" office:value="240" calcext:value-type="float">
            <text:p><text:s text:c="3"/>240</text:p>
          </table:table-cell>
          <table:table-cell table:style-name="ce198" office:value-type="float" office:value="92" calcext:value-type="float">
            <text:p><text:s text:c="3"/>92</text:p>
          </table:table-cell>
          <table:table-cell table:style-name="ce198" office:value-type="float" office:value="319" calcext:value-type="float">
            <text:p><text:s text:c="3"/>319</text:p>
          </table:table-cell>
          <table:table-cell table:style-name="ce198" office:value-type="float" office:value="240" calcext:value-type="float">
            <text:p><text:s text:c="3"/>240</text:p>
          </table:table-cell>
          <table:table-cell table:style-name="ce198" office:value-type="float" office:value="79" calcext:value-type="float">
            <text:p><text:s text:c="3"/>79</text:p>
          </table:table-cell>
          <table:table-cell table:style-name="ce198" office:value-type="float" office:value="13" calcext:value-type="float">
            <text:p><text:s text:c="3"/>13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282" calcext:value-type="float">
            <text:p><text:s text:c="3"/>9,282</text:p>
          </table:table-cell>
          <table:table-cell table:style-name="ce170" office:value-type="float" office:value="8265" calcext:value-type="float">
            <text:p><text:s text:c="3"/>8,265</text:p>
          </table:table-cell>
          <table:table-cell table:style-name="ce170" office:value-type="float" office:value="8264" calcext:value-type="float">
            <text:p><text:s text:c="3"/>8,26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2" calcext:value-type="float">
            <text:p><text:s text:c="3"/>592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360" calcext:value-type="float">
            <text:p><text:s text:c="3"/>360</text:p>
          </table:table-cell>
          <table:table-cell table:style-name="ce170" office:value-type="float" office:value="8" calcext:value-type="float">
            <text:p><text:s text:c="3"/>8</text:p>
          </table:table-cell>
          <table:table-cell table:number-columns-repeated="2" table:style-name="ce170" office:value-type="float" office:value="4" calcext:value-type="float">
            <text:p><text:s text:c="3"/>4</text:p>
          </table:table-cell>
          <table:table-cell table:style-name="ce170" office:value-type="float" office:value="417" calcext:value-type="float">
            <text:p><text:s text:c="3"/>417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167" calcext:value-type="float">
            <text:p><text:s text:c="3"/>167</text:p>
          </table:table-cell>
          <table:table-cell table:style-name="ce170" office:value-type="float" office:value="351" calcext:value-type="float">
            <text:p><text:s text:c="3"/>351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04" calcext:value-type="float">
            <text:p><text:s text:c="3"/>104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20" office:value-type="float" office:value="63" calcext:value-type="float">
            <text:p><text:s text:c="3"/>6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4641" calcext:value-type="float">
            <text:p><text:s text:c="3"/>4,641</text:p>
          </table:table-cell>
          <table:table-cell table:style-name="ce178" office:value-type="float" office:value="4534" calcext:value-type="float">
            <text:p><text:s text:c="3"/>4,534</text:p>
          </table:table-cell>
          <table:table-cell table:style-name="ce54" office:value-type="float" office:value="4533" calcext:value-type="float">
            <text:p><text:s text:c="3"/>4,53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7" office:value-type="float" office:value="72" calcext:value-type="float">
            <text:p><text:s text:c="3"/>72</text:p>
          </table:table-cell>
          <table:table-cell table:style-name="ce197" office:value-type="float" office:value="5" calcext:value-type="float">
            <text:p><text:s text:c="3"/>5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18" calcext:value-type="float">
            <text:p><text:s text:c="3"/>18</text:p>
          </table:table-cell>
          <table:table-cell table:style-name="ce197" office:value-type="float" office:value="4" calcext:value-type="float">
            <text:p><text:s text:c="3"/>4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54" calcext:value-type="float">
            <text:p><text:s text:c="3"/>54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4641" calcext:value-type="float">
            <text:p><text:s text:c="3"/>4,641</text:p>
          </table:table-cell>
          <table:table-cell table:style-name="ce179" office:value-type="float" office:value="3731" calcext:value-type="float">
            <text:p><text:s text:c="3"/>3,731</text:p>
          </table:table-cell>
          <table:table-cell table:style-name="ce55" office:value-type="float" office:value="3731" calcext:value-type="float">
            <text:p><text:s text:c="3"/>3,73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62" calcext:value-type="float">
            <text:p><text:s text:c="3"/>562</text:p>
          </table:table-cell>
          <table:table-cell table:style-name="ce55" office:value-type="float" office:value="228" calcext:value-type="float">
            <text:p><text:s text:c="3"/>228</text:p>
          </table:table-cell>
          <table:table-cell table:style-name="ce55" office:value-type="float" office:value="334" calcext:value-type="float">
            <text:p><text:s text:c="3"/>334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91" office:value-type="float" office:value="0" calcext:value-type="float">
            <text:p>—</text:p>
          </table:table-cell>
          <table:table-cell table:style-name="ce198" office:value-type="float" office:value="345" calcext:value-type="float">
            <text:p><text:s text:c="3"/>345</text:p>
          </table:table-cell>
          <table:table-cell table:style-name="ce198" office:value-type="float" office:value="245" calcext:value-type="float">
            <text:p><text:s text:c="3"/>245</text:p>
          </table:table-cell>
          <table:table-cell table:style-name="ce198" office:value-type="float" office:value="100" calcext:value-type="float">
            <text:p><text:s text:c="3"/>100</text:p>
          </table:table-cell>
          <table:table-cell table:style-name="ce198" office:value-type="float" office:value="333" calcext:value-type="float">
            <text:p><text:s text:c="3"/>333</text:p>
          </table:table-cell>
          <table:table-cell table:style-name="ce198" office:value-type="float" office:value="243" calcext:value-type="float">
            <text:p><text:s text:c="3"/>243</text:p>
          </table:table-cell>
          <table:table-cell table:style-name="ce198" office:value-type="float" office:value="90" calcext:value-type="float">
            <text:p><text:s text:c="3"/>90</text:p>
          </table:table-cell>
          <table:table-cell table:style-name="ce198" office:value-type="float" office:value="12" calcext:value-type="float">
            <text:p><text:s text:c="3"/>12</text:p>
          </table:table-cell>
          <table:table-cell table:style-name="ce198" office:value-type="float" office:value="2" calcext:value-type="float">
            <text:p><text:s text:c="3"/>2</text:p>
          </table:table-cell>
          <table:table-cell table:style-name="ce222" office:value-type="float" office:value="10" calcext:value-type="float">
            <text:p><text:s text:c="3"/>10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996" calcext:value-type="float">
            <text:p><text:s text:c="3"/>8,996</text:p>
          </table:table-cell>
          <table:table-cell table:number-columns-repeated="2" table:style-name="ce170" office:value-type="float" office:value="7989" calcext:value-type="float">
            <text:p><text:s text:c="3"/>7,98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39" calcext:value-type="float">
            <text:p><text:s text:c="3"/>239</text:p>
          </table:table-cell>
          <table:table-cell table:style-name="ce170" office:value-type="float" office:value="325" calcext:value-type="float">
            <text:p><text:s text:c="3"/>32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1" calcext:value-type="float">
            <text:p><text:s text:c="3"/>431</text:p>
          </table:table-cell>
          <table:table-cell table:style-name="ce170" office:value-type="float" office:value="278" calcext:value-type="float">
            <text:p><text:s text:c="3"/>278</text:p>
          </table:table-cell>
          <table:table-cell table:style-name="ce170" office:value-type="float" office:value="153" calcext:value-type="float">
            <text:p><text:s text:c="3"/>153</text:p>
          </table:table-cell>
          <table:table-cell table:style-name="ce170" office:value-type="float" office:value="367" calcext:value-type="float">
            <text:p><text:s text:c="3"/>367</text:p>
          </table:table-cell>
          <table:table-cell table:style-name="ce170" office:value-type="float" office:value="277" calcext:value-type="float">
            <text:p><text:s text:c="3"/>277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20" office:value-type="float" office:value="63" calcext:value-type="float">
            <text:p><text:s text:c="3"/>6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4498" calcext:value-type="float">
            <text:p><text:s text:c="3"/>4,498</text:p>
          </table:table-cell>
          <table:table-cell table:style-name="ce178" office:value-type="float" office:value="4411" calcext:value-type="float">
            <text:p><text:s text:c="3"/>4,411</text:p>
          </table:table-cell>
          <table:table-cell table:style-name="ce54" office:value-type="float" office:value="4411" calcext:value-type="float">
            <text:p><text:s text:c="3"/>4,41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66" calcext:value-type="float">
            <text:p><text:s text:c="3"/>66</text:p>
          </table:table-cell>
          <table:table-cell table:style-name="ce197" office:value-type="float" office:value="17" calcext:value-type="float">
            <text:p><text:s text:c="3"/>17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16" calcext:value-type="float">
            <text:p><text:s text:c="3"/>16</text:p>
          </table:table-cell>
          <table:table-cell table:style-name="ce197" office:value-type="float" office:value="50" calcext:value-type="float">
            <text:p><text:s text:c="3"/>50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50" calcext:value-type="float">
            <text:p><text:s text:c="3"/>50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4498" calcext:value-type="float">
            <text:p><text:s text:c="3"/>4,498</text:p>
          </table:table-cell>
          <table:table-cell table:style-name="ce179" office:value-type="float" office:value="3578" calcext:value-type="float">
            <text:p><text:s text:c="3"/>3,578</text:p>
          </table:table-cell>
          <table:table-cell table:style-name="ce55" office:value-type="float" office:value="3578" calcext:value-type="float">
            <text:p><text:s text:c="3"/>3,578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46" calcext:value-type="float">
            <text:p><text:s text:c="3"/>546</text:p>
          </table:table-cell>
          <table:table-cell table:style-name="ce55" office:value-type="float" office:value="237" calcext:value-type="float">
            <text:p><text:s text:c="3"/>237</text:p>
          </table:table-cell>
          <table:table-cell table:style-name="ce55" office:value-type="float" office:value="309" calcext:value-type="float">
            <text:p><text:s text:c="3"/>309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198" office:value-type="float" office:value="364" calcext:value-type="float">
            <text:p><text:s text:c="3"/>364</text:p>
          </table:table-cell>
          <table:table-cell table:style-name="ce198" office:value-type="float" office:value="277" calcext:value-type="float">
            <text:p><text:s text:c="3"/>277</text:p>
          </table:table-cell>
          <table:table-cell table:style-name="ce198" office:value-type="float" office:value="87" calcext:value-type="float">
            <text:p><text:s text:c="3"/>87</text:p>
          </table:table-cell>
          <table:table-cell table:style-name="ce198" office:value-type="float" office:value="350" calcext:value-type="float">
            <text:p><text:s text:c="3"/>350</text:p>
          </table:table-cell>
          <table:table-cell table:style-name="ce198" office:value-type="float" office:value="276" calcext:value-type="float">
            <text:p><text:s text:c="3"/>276</text:p>
          </table:table-cell>
          <table:table-cell table:style-name="ce198" office:value-type="float" office:value="74" calcext:value-type="float">
            <text:p><text:s text:c="3"/>74</text:p>
          </table:table-cell>
          <table:table-cell table:style-name="ce198" office:value-type="float" office:value="14" calcext:value-type="float">
            <text:p><text:s text:c="3"/>14</text:p>
          </table:table-cell>
          <table:table-cell table:style-name="ce198" office:value-type="float" office:value="1" calcext:value-type="float">
            <text:p><text:s text:c="3"/>1</text:p>
          </table:table-cell>
          <table:table-cell table:style-name="ce222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646" calcext:value-type="float">
            <text:p><text:s text:c="3"/>9,646</text:p>
          </table:table-cell>
          <table:table-cell table:style-name="ce170" office:value-type="float" office:value="8641" calcext:value-type="float">
            <text:p><text:s text:c="3"/>8,641</text:p>
          </table:table-cell>
          <table:table-cell table:style-name="ce170" office:value-type="float" office:value="8640" calcext:value-type="float">
            <text:p><text:s text:c="3"/>8,64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3" calcext:value-type="float">
            <text:p><text:s text:c="3"/>593</text:p>
          </table:table-cell>
          <table:table-cell table:style-name="ce170" office:value-type="float" office:value="250" calcext:value-type="float">
            <text:p><text:s text:c="3"/>250</text:p>
          </table:table-cell>
          <table:table-cell table:style-name="ce170" office:value-type="float" office:value="343" calcext:value-type="float">
            <text:p><text:s text:c="3"/>343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395" calcext:value-type="float">
            <text:p><text:s text:c="3"/>395</text:p>
          </table:table-cell>
          <table:table-cell table:style-name="ce170" office:value-type="float" office:value="242" calcext:value-type="float">
            <text:p><text:s text:c="3"/>242</text:p>
          </table:table-cell>
          <table:table-cell table:style-name="ce170" office:value-type="float" office:value="153" calcext:value-type="float">
            <text:p><text:s text:c="3"/>153</text:p>
          </table:table-cell>
          <table:table-cell table:style-name="ce170" office:value-type="float" office:value="330" calcext:value-type="float">
            <text:p><text:s text:c="3"/>330</text:p>
          </table:table-cell>
          <table:table-cell table:style-name="ce170" office:value-type="float" office:value="241" calcext:value-type="float">
            <text:p><text:s text:c="3"/>241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20" office:value-type="float" office:value="64" calcext:value-type="float">
            <text:p><text:s text:c="3"/>64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4823" calcext:value-type="float">
            <text:p><text:s text:c="3"/>4,823</text:p>
          </table:table-cell>
          <table:table-cell table:style-name="ce178" office:value-type="float" office:value="4724" calcext:value-type="float">
            <text:p><text:s text:c="3"/>4,724</text:p>
          </table:table-cell>
          <table:table-cell table:style-name="ce54" office:value-type="float" office:value="4723" calcext:value-type="float">
            <text:p><text:s text:c="3"/>4,72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7" office:value-type="float" office:value="70" calcext:value-type="float">
            <text:p><text:s text:c="3"/>70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197" office:value-type="float" office:value="12" calcext:value-type="float">
            <text:p><text:s text:c="3"/>12</text:p>
          </table:table-cell>
          <table:table-cell table:style-name="ce197" office:value-type="float" office:value="56" calcext:value-type="float">
            <text:p><text:s text:c="3"/>56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55" calcext:value-type="float">
            <text:p><text:s text:c="3"/>55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4823" calcext:value-type="float">
            <text:p><text:s text:c="3"/>4,823</text:p>
          </table:table-cell>
          <table:table-cell table:style-name="ce179" office:value-type="float" office:value="3917" calcext:value-type="float">
            <text:p><text:s text:c="3"/>3,917</text:p>
          </table:table-cell>
          <table:table-cell table:style-name="ce55" office:value-type="float" office:value="3917" calcext:value-type="float">
            <text:p><text:s text:c="3"/>3,917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70" calcext:value-type="float">
            <text:p><text:s text:c="3"/>570</text:p>
          </table:table-cell>
          <table:table-cell table:style-name="ce55" office:value-type="float" office:value="246" calcext:value-type="float">
            <text:p><text:s text:c="3"/>246</text:p>
          </table:table-cell>
          <table:table-cell table:style-name="ce55" office:value-type="float" office:value="324" calcext:value-type="float">
            <text:p><text:s text:c="3"/>324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91" office:value-type="float" office:value="5" calcext:value-type="float">
            <text:p><text:s text:c="3"/>5</text:p>
          </table:table-cell>
          <table:table-cell table:style-name="ce198" office:value-type="float" office:value="325" calcext:value-type="float">
            <text:p><text:s text:c="3"/>325</text:p>
          </table:table-cell>
          <table:table-cell table:style-name="ce198" office:value-type="float" office:value="239" calcext:value-type="float">
            <text:p><text:s text:c="3"/>239</text:p>
          </table:table-cell>
          <table:table-cell table:style-name="ce198" office:value-type="float" office:value="86" calcext:value-type="float">
            <text:p><text:s text:c="3"/>86</text:p>
          </table:table-cell>
          <table:table-cell table:style-name="ce198" office:value-type="float" office:value="316" calcext:value-type="float">
            <text:p><text:s text:c="3"/>316</text:p>
          </table:table-cell>
          <table:table-cell table:style-name="ce198" office:value-type="float" office:value="239" calcext:value-type="float">
            <text:p><text:s text:c="3"/>239</text:p>
          </table:table-cell>
          <table:table-cell table:style-name="ce198" office:value-type="float" office:value="77" calcext:value-type="float">
            <text:p><text:s text:c="3"/>77</text:p>
          </table:table-cell>
          <table:table-cell table:style-name="ce198" office:value-type="float" office:value="9" calcext:value-type="float">
            <text:p><text:s text:c="3"/>9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044" calcext:value-type="float">
            <text:p><text:s text:c="3"/>9,044</text:p>
          </table:table-cell>
          <table:table-cell table:style-name="ce170" office:value-type="float" office:value="8103" calcext:value-type="float">
            <text:p><text:s text:c="3"/>8,103</text:p>
          </table:table-cell>
          <table:table-cell table:style-name="ce170" office:value-type="float" office:value="8102" calcext:value-type="float">
            <text:p><text:s text:c="3"/>8,10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36" calcext:value-type="float">
            <text:p><text:s text:c="3"/>536</text:p>
          </table:table-cell>
          <table:table-cell table:style-name="ce170" office:value-type="float" office:value="228" calcext:value-type="float">
            <text:p><text:s text:c="3"/>228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388" calcext:value-type="float">
            <text:p><text:s text:c="3"/>388</text:p>
          </table:table-cell>
          <table:table-cell table:style-name="ce170" office:value-type="float" office:value="252" calcext:value-type="float">
            <text:p><text:s text:c="3"/>252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334" calcext:value-type="float">
            <text:p><text:s text:c="3"/>334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83" calcext:value-type="float">
            <text:p><text:s text:c="3"/>83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20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4522" calcext:value-type="float">
            <text:p><text:s text:c="3"/>4,522</text:p>
          </table:table-cell>
          <table:table-cell table:style-name="ce178" office:value-type="float" office:value="4440" calcext:value-type="float">
            <text:p><text:s text:c="3"/>4,440</text:p>
          </table:table-cell>
          <table:table-cell table:style-name="ce54" office:value-type="float" office:value="4439" calcext:value-type="float">
            <text:p><text:s text:c="3"/>4,43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51" calcext:value-type="float">
            <text:p><text:s text:c="3"/>51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50" calcext:value-type="float">
            <text:p><text:s text:c="3"/>50</text:p>
          </table:table-cell>
          <table:table-cell table:style-name="ce197" office:value-type="float" office:value="6" calcext:value-type="float">
            <text:p><text:s text:c="3"/>6</text:p>
          </table:table-cell>
          <table:table-cell table:style-name="ce197" office:value-type="float" office:value="0" calcext:value-type="float">
            <text:p>—</text:p>
          </table:table-cell>
          <table:table-cell table:style-name="ce197" office:value-type="float" office:value="6" calcext:value-type="float">
            <text:p><text:s text:c="3"/>6</text:p>
          </table:table-cell>
          <table:table-cell table:style-name="ce197" office:value-type="float" office:value="45" calcext:value-type="float">
            <text:p><text:s text:c="3"/>45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44" calcext:value-type="float">
            <text:p><text:s text:c="3"/>44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4522" calcext:value-type="float">
            <text:p><text:s text:c="3"/>4,522</text:p>
          </table:table-cell>
          <table:table-cell table:style-name="ce179" office:value-type="float" office:value="3663" calcext:value-type="float">
            <text:p><text:s text:c="3"/>3,663</text:p>
          </table:table-cell>
          <table:table-cell table:style-name="ce55" office:value-type="float" office:value="3663" calcext:value-type="float">
            <text:p><text:s text:c="3"/>3,66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13" calcext:value-type="float">
            <text:p><text:s text:c="3"/>513</text:p>
          </table:table-cell>
          <table:table-cell table:style-name="ce55" office:value-type="float" office:value="221" calcext:value-type="float">
            <text:p><text:s text:c="3"/>221</text:p>
          </table:table-cell>
          <table:table-cell table:style-name="ce55" office:value-type="float" office:value="292" calcext:value-type="float">
            <text:p><text:s text:c="3"/>292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91" office:value-type="float" office:value="5" calcext:value-type="float">
            <text:p><text:s text:c="3"/>5</text:p>
          </table:table-cell>
          <table:table-cell table:style-name="ce198" office:value-type="float" office:value="337" calcext:value-type="float">
            <text:p><text:s text:c="3"/>337</text:p>
          </table:table-cell>
          <table:table-cell table:style-name="ce198" office:value-type="float" office:value="251" calcext:value-type="float">
            <text:p><text:s text:c="3"/>251</text:p>
          </table:table-cell>
          <table:table-cell table:style-name="ce198" office:value-type="float" office:value="86" calcext:value-type="float">
            <text:p><text:s text:c="3"/>86</text:p>
          </table:table-cell>
          <table:table-cell table:style-name="ce198" office:value-type="float" office:value="328" calcext:value-type="float">
            <text:p><text:s text:c="3"/>328</text:p>
          </table:table-cell>
          <table:table-cell table:style-name="ce198" office:value-type="float" office:value="251" calcext:value-type="float">
            <text:p><text:s text:c="3"/>251</text:p>
          </table:table-cell>
          <table:table-cell table:style-name="ce198" office:value-type="float" office:value="77" calcext:value-type="float">
            <text:p><text:s text:c="3"/>77</text:p>
          </table:table-cell>
          <table:table-cell table:style-name="ce198" office:value-type="float" office:value="9" calcext:value-type="float">
            <text:p><text:s text:c="3"/>9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532" calcext:value-type="float">
            <text:p><text:s text:c="3"/>9,532</text:p>
          </table:table-cell>
          <table:table-cell table:style-name="ce170" office:value-type="float" office:value="8486" calcext:value-type="float">
            <text:p><text:s text:c="3"/>8,486</text:p>
          </table:table-cell>
          <table:table-cell table:style-name="ce170" office:value-type="float" office:value="8485" calcext:value-type="float">
            <text:p><text:s text:c="3"/>8,485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97" calcext:value-type="float">
            <text:p><text:s text:c="3"/>597</text:p>
          </table:table-cell>
          <table:table-cell table:style-name="ce170" office:value-type="float" office:value="257" calcext:value-type="float">
            <text:p><text:s text:c="3"/>257</text:p>
          </table:table-cell>
          <table:table-cell table:style-name="ce170" office:value-type="float" office:value="340" calcext:value-type="float">
            <text:p><text:s text:c="3"/>340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434" calcext:value-type="float">
            <text:p><text:s text:c="3"/>43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68" calcext:value-type="float">
            <text:p><text:s text:c="3"/>168</text:p>
          </table:table-cell>
          <table:table-cell table:style-name="ce170" office:value-type="float" office:value="360" calcext:value-type="float">
            <text:p><text:s text:c="3"/>360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0" calcext:value-type="float">
            <text:p>—</text:p>
          </table:table-cell>
          <table:table-cell table:style-name="ce220" office:value-type="float" office:value="74" calcext:value-type="float">
            <text:p><text:s text:c="3"/>74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4766" calcext:value-type="float">
            <text:p><text:s text:c="3"/>4,766</text:p>
          </table:table-cell>
          <table:table-cell table:style-name="ce178" office:value-type="float" office:value="4676" calcext:value-type="float">
            <text:p><text:s text:c="3"/>4,676</text:p>
          </table:table-cell>
          <table:table-cell table:style-name="ce54" office:value-type="float" office:value="4675" calcext:value-type="float">
            <text:p><text:s text:c="3"/>4,67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7" office:value-type="float" office:value="71" calcext:value-type="float">
            <text:p><text:s text:c="3"/>71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197" office:value-type="float" office:value="68" calcext:value-type="float">
            <text:p><text:s text:c="3"/>68</text:p>
          </table:table-cell>
          <table:table-cell table:style-name="ce197" office:value-type="float" office:value="18" calcext:value-type="float">
            <text:p><text:s text:c="3"/>18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197" office:value-type="float" office:value="15" calcext:value-type="float">
            <text:p><text:s text:c="3"/>15</text:p>
          </table:table-cell>
          <table:table-cell table:style-name="ce197" office:value-type="float" office:value="53" calcext:value-type="float">
            <text:p><text:s text:c="3"/>53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4766" calcext:value-type="float">
            <text:p><text:s text:c="3"/>4,766</text:p>
          </table:table-cell>
          <table:table-cell table:style-name="ce179" office:value-type="float" office:value="3810" calcext:value-type="float">
            <text:p><text:s text:c="3"/>3,810</text:p>
          </table:table-cell>
          <table:table-cell table:style-name="ce55" office:value-type="float" office:value="3810" calcext:value-type="float">
            <text:p><text:s text:c="3"/>3,810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84" calcext:value-type="float">
            <text:p><text:s text:c="3"/>584</text:p>
          </table:table-cell>
          <table:table-cell table:style-name="ce55" office:value-type="float" office:value="256" calcext:value-type="float">
            <text:p><text:s text:c="3"/>256</text:p>
          </table:table-cell>
          <table:table-cell table:style-name="ce55" office:value-type="float" office:value="328" calcext:value-type="float">
            <text:p><text:s text:c="3"/>328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91" office:value-type="float" office:value="4" calcext:value-type="float">
            <text:p><text:s text:c="3"/>4</text:p>
          </table:table-cell>
          <table:table-cell table:style-name="ce198" office:value-type="float" office:value="363" calcext:value-type="float">
            <text:p><text:s text:c="3"/>363</text:p>
          </table:table-cell>
          <table:table-cell table:style-name="ce198" office:value-type="float" office:value="263" calcext:value-type="float">
            <text:p><text:s text:c="3"/>263</text:p>
          </table:table-cell>
          <table:table-cell table:style-name="ce198" office:value-type="float" office:value="100" calcext:value-type="float">
            <text:p><text:s text:c="3"/>100</text:p>
          </table:table-cell>
          <table:table-cell table:style-name="ce198" office:value-type="float" office:value="342" calcext:value-type="float">
            <text:p><text:s text:c="3"/>342</text:p>
          </table:table-cell>
          <table:table-cell table:style-name="ce198" office:value-type="float" office:value="263" calcext:value-type="float">
            <text:p><text:s text:c="3"/>263</text:p>
          </table:table-cell>
          <table:table-cell table:style-name="ce198" office:value-type="float" office:value="79" calcext:value-type="float">
            <text:p><text:s text:c="3"/>79</text:p>
          </table:table-cell>
          <table:table-cell table:style-name="ce198" office:value-type="float" office:value="21" calcext:value-type="float">
            <text:p><text:s text:c="3"/>21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21" calcext:value-type="float">
            <text:p><text:s text:c="3"/>21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136" calcext:value-type="float">
            <text:p><text:s text:c="3"/>9,136</text:p>
          </table:table-cell>
          <table:table-cell table:style-name="ce170" office:value-type="float" office:value="8194" calcext:value-type="float">
            <text:p><text:s text:c="3"/>8,194</text:p>
          </table:table-cell>
          <table:table-cell table:style-name="ce170" office:value-type="float" office:value="8192" calcext:value-type="float">
            <text:p><text:s text:c="3"/>8,192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4" calcext:value-type="float">
            <text:p><text:s text:c="3"/>564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24" calcext:value-type="float">
            <text:p><text:s text:c="3"/>124</text:p>
          </table:table-cell>
          <table:table-cell table:style-name="ce170" office:value-type="float" office:value="306" calcext:value-type="float">
            <text:p><text:s text:c="3"/>30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number-columns-repeated="2" table:style-name="ce170" office:value-type="float" office:value="62" calcext:value-type="float">
            <text:p><text:s text:c="3"/>62</text:p>
          </table:table-cell>
          <table:table-cell table:style-name="ce170" office:value-type="float" office:value="0" calcext:value-type="float">
            <text:p>—</text:p>
          </table:table-cell>
          <table:table-cell table:style-name="ce220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4568" calcext:value-type="float">
            <text:p><text:s text:c="3"/>4,568</text:p>
          </table:table-cell>
          <table:table-cell table:style-name="ce178" office:value-type="float" office:value="4486" calcext:value-type="float">
            <text:p><text:s text:c="3"/>4,486</text:p>
          </table:table-cell>
          <table:table-cell table:style-name="ce54" office:value-type="float" office:value="4484" calcext:value-type="float">
            <text:p><text:s text:c="3"/>4,48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7" office:value-type="float" office:value="58" calcext:value-type="float">
            <text:p><text:s text:c="3"/>58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57" calcext:value-type="float">
            <text:p><text:s text:c="3"/>57</text:p>
          </table:table-cell>
          <table:table-cell table:style-name="ce197" office:value-type="float" office:value="9" calcext:value-type="float">
            <text:p><text:s text:c="3"/>9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197" office:value-type="float" office:value="8" calcext:value-type="float">
            <text:p><text:s text:c="3"/>8</text:p>
          </table:table-cell>
          <table:table-cell table:style-name="ce197" office:value-type="float" office:value="49" calcext:value-type="float">
            <text:p><text:s text:c="3"/>49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49" calcext:value-type="float">
            <text:p><text:s text:c="3"/>49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4568" calcext:value-type="float">
            <text:p><text:s text:c="3"/>4,568</text:p>
          </table:table-cell>
          <table:table-cell table:style-name="ce179" office:value-type="float" office:value="3708" calcext:value-type="float">
            <text:p><text:s text:c="3"/>3,708</text:p>
          </table:table-cell>
          <table:table-cell table:style-name="ce55" office:value-type="float" office:value="3708" calcext:value-type="float">
            <text:p><text:s text:c="3"/>3,708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43" calcext:value-type="float">
            <text:p><text:s text:c="3"/>543</text:p>
          </table:table-cell>
          <table:table-cell table:style-name="ce55" office:value-type="float" office:value="239" calcext:value-type="float">
            <text:p><text:s text:c="3"/>239</text:p>
          </table:table-cell>
          <table:table-cell table:style-name="ce55" office:value-type="float" office:value="304" calcext:value-type="float">
            <text:p><text:s text:c="3"/>304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91" office:value-type="float" office:value="4" calcext:value-type="float">
            <text:p><text:s text:c="3"/>4</text:p>
          </table:table-cell>
          <table:table-cell table:style-name="ce198" office:value-type="float" office:value="310" calcext:value-type="float">
            <text:p><text:s text:c="3"/>310</text:p>
          </table:table-cell>
          <table:table-cell table:style-name="ce198" office:value-type="float" office:value="243" calcext:value-type="float">
            <text:p><text:s text:c="3"/>243</text:p>
          </table:table-cell>
          <table:table-cell table:style-name="ce198" office:value-type="float" office:value="67" calcext:value-type="float">
            <text:p><text:s text:c="3"/>67</text:p>
          </table:table-cell>
          <table:table-cell table:style-name="ce198" office:value-type="float" office:value="297" calcext:value-type="float">
            <text:p><text:s text:c="3"/>297</text:p>
          </table:table-cell>
          <table:table-cell table:style-name="ce198" office:value-type="float" office:value="243" calcext:value-type="float">
            <text:p><text:s text:c="3"/>243</text:p>
          </table:table-cell>
          <table:table-cell table:style-name="ce198" office:value-type="float" office:value="54" calcext:value-type="float">
            <text:p><text:s text:c="3"/>54</text:p>
          </table:table-cell>
          <table:table-cell table:style-name="ce198" office:value-type="float" office:value="13" calcext:value-type="float">
            <text:p><text:s text:c="3"/>13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7714" calcext:value-type="float">
            <text:p><text:s text:c="3"/>7,714</text:p>
          </table:table-cell>
          <table:table-cell table:style-name="ce170" office:value-type="float" office:value="6937" calcext:value-type="float">
            <text:p><text:s text:c="3"/>6,937</text:p>
          </table:table-cell>
          <table:table-cell table:style-name="ce170" office:value-type="float" office:value="6936" calcext:value-type="float">
            <text:p><text:s text:c="3"/>6,93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445" calcext:value-type="float">
            <text:p><text:s text:c="3"/>445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272" calcext:value-type="float">
            <text:p><text:s text:c="3"/>27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183" calcext:value-type="float">
            <text:p><text:s text:c="3"/>183</text:p>
          </table:table-cell>
          <table:table-cell table:style-name="ce170" office:value-type="float" office:value="140" calcext:value-type="float">
            <text:p><text:s text:c="3"/>140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82" calcext:value-type="float">
            <text:p><text:s text:c="3"/>182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20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8" office:value-type="string" calcext:value-type="string">
            <text:p>男</text:p>
          </table:table-cell>
          <table:table-cell table:style-name="ce171" office:value-type="float" office:value="3857" calcext:value-type="float">
            <text:p><text:s text:c="3"/>3,857</text:p>
          </table:table-cell>
          <table:table-cell table:style-name="ce178" office:value-type="float" office:value="3779" calcext:value-type="float">
            <text:p><text:s text:c="3"/>3,779</text:p>
          </table:table-cell>
          <table:table-cell table:style-name="ce54" office:value-type="float" office:value="3779" calcext:value-type="float">
            <text:p><text:s text:c="3"/>3,77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7" office:value-type="float" office:value="61" calcext:value-type="float">
            <text:p><text:s text:c="3"/>61</text:p>
          </table:table-cell>
          <table:table-cell table:style-name="ce197" office:value-type="float" office:value="3" calcext:value-type="float">
            <text:p><text:s text:c="3"/>3</text:p>
          </table:table-cell>
          <table:table-cell table:style-name="ce197" office:value-type="float" office:value="58" calcext:value-type="float">
            <text:p><text:s text:c="3"/>58</text:p>
          </table:table-cell>
          <table:table-cell table:style-name="ce197" office:value-type="float" office:value="20" calcext:value-type="float">
            <text:p><text:s text:c="3"/>20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197" office:value-type="float" office:value="18" calcext:value-type="float">
            <text:p><text:s text:c="3"/>18</text:p>
          </table:table-cell>
          <table:table-cell table:style-name="ce197" office:value-type="float" office:value="41" calcext:value-type="float">
            <text:p><text:s text:c="3"/>41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40" calcext:value-type="float">
            <text:p><text:s text:c="3"/>40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9" office:value-type="string" calcext:value-type="string">
            <text:p>女</text:p>
          </table:table-cell>
          <table:table-cell table:style-name="ce172" office:value-type="float" office:value="3857" calcext:value-type="float">
            <text:p><text:s text:c="3"/>3,857</text:p>
          </table:table-cell>
          <table:table-cell table:style-name="ce179" office:value-type="float" office:value="3158" calcext:value-type="float">
            <text:p><text:s text:c="3"/>3,158</text:p>
          </table:table-cell>
          <table:table-cell table:style-name="ce55" office:value-type="float" office:value="3157" calcext:value-type="float">
            <text:p><text:s text:c="3"/>3,15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31" calcext:value-type="float">
            <text:p><text:s text:c="3"/>43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5" office:value-type="float" office:value="260" calcext:value-type="float">
            <text:p><text:s text:c="3"/>260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91" office:value-type="float" office:value="3" calcext:value-type="float">
            <text:p><text:s text:c="3"/>3</text:p>
          </table:table-cell>
          <table:table-cell table:style-name="ce198" office:value-type="float" office:value="262" calcext:value-type="float">
            <text:p><text:s text:c="3"/>262</text:p>
          </table:table-cell>
          <table:table-cell table:style-name="ce198" office:value-type="float" office:value="180" calcext:value-type="float">
            <text:p><text:s text:c="3"/>180</text:p>
          </table:table-cell>
          <table:table-cell table:style-name="ce198" office:value-type="float" office:value="82" calcext:value-type="float">
            <text:p><text:s text:c="3"/>82</text:p>
          </table:table-cell>
          <table:table-cell table:style-name="ce198" office:value-type="float" office:value="256" calcext:value-type="float">
            <text:p><text:s text:c="3"/>256</text:p>
          </table:table-cell>
          <table:table-cell table:style-name="ce198" office:value-type="float" office:value="180" calcext:value-type="float">
            <text:p><text:s text:c="3"/>180</text:p>
          </table:table-cell>
          <table:table-cell table:style-name="ce198" office:value-type="float" office:value="76" calcext:value-type="float">
            <text:p><text:s text:c="3"/>76</text:p>
          </table:table-cell>
          <table:table-cell table:style-name="ce198" office:value-type="float" office:value="6" calcext:value-type="float">
            <text:p><text:s text:c="3"/>6</text:p>
          </table:table-cell>
          <table:table-cell table:style-name="ce198" office:value-type="float" office:value="0" calcext:value-type="float">
            <text:p>—</text:p>
          </table:table-cell>
          <table:table-cell table:style-name="ce222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23" table:number-columns-repeated="8"/>
          <table:table-cell table:number-columns-repeated="964"/>
        </table:table-row>
        <table:table-row table:style-name="ro10">
          <table:table-cell table:style-name="ce25" office:value-type="string" calcext:value-type="string">
            <text:p>說明：1.本表按登記日期統計，95年以前未有設籍情形統計。</text:p>
          </table:table-cell>
          <table:table-cell table:style-name="ce158"/>
          <table:table-cell table:style-name="ce173"/>
          <table:table-cell table:style-name="ce174" table:number-columns-repeated="3"/>
          <table:table-cell table:style-name="ce186" table:number-columns-repeated="4"/>
          <table:table-cell table:style-name="ce189" table:number-columns-spanned="2" table:number-rows-spanned="1"/>
          <table:covered-table-cell table:style-name="ce189"/>
          <table:table-cell table:style-name="ce174" table:number-columns-repeated="4"/>
          <table:table-cell table:number-columns-repeated="2"/>
          <table:table-cell table:style-name="ce206" table:number-columns-repeated="2"/>
          <table:table-cell table:style-name="ce117" office:value-type="string" calcext:value-type="string">
            <text:p>內政部戶政司 民國104年3月10日修正</text:p>
          </table:table-cell>
          <table:table-cell/>
          <table:table-cell table:style-name="ce177" table:number-columns-repeated="30"/>
          <table:table-cell table:number-columns-repeated="972"/>
        </table:table-row>
        <table:table-row table:style-name="ro11">
          <table:table-cell table:style-name="ce25" office:value-type="string" calcext:value-type="string">
            <text:p>     <text:s/>2.本國籍未設籍欄位係指臺灣地區無戶籍國民。</text:p>
          </table:table-cell>
          <table:table-cell/>
          <table:table-cell table:style-name="ce174" table:number-columns-repeated="2"/>
          <table:table-cell table:style-name="ce175" table:number-columns-repeated="2"/>
          <table:table-cell table:style-name="ce174" table:number-columns-repeated="16"/>
          <table:table-cell table:style-name="ce177" table:number-columns-repeated="30"/>
          <table:table-cell table:number-columns-repeated="972"/>
        </table:table-row>
        <table:table-row table:style-name="ro11">
          <table:table-cell table:style-name="ce2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1">
          <table:table-cell table:style-name="ce26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23"/>
          <table:table-cell table:style-name="ce176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2">
          <table:table-cell table:style-name="ce27" table:number-columns-repeated="2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74" table:number-columns-repeated="20"/>
          <table:table-cell table:style-name="ce177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77" table:number-columns-repeated="5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3.11.xls'#$''.$G$5]"/>
        <table:named-expression table:name="出生" table:base-cell-address="$年月別.$A$1" table:expression="['file:///D:/123/f34/%E6%96%B0%E8%A1%A8%E8%99%9F02,07~11-%E9%80%A3%E7%B5%90(%E5%85%AC%E5%BC%8F)%E6%AA%94103.11.xls'#$''.$V$14:.$V$34]"/>
        <table:named-expression table:name="月底人口數" table:base-cell-address="$年月別.$A$1" table:expression="['file:///D:/123/f34/%E6%96%B0%E8%A1%A8%E8%99%9F02,07~11-%E9%80%A3%E7%B5%90(%E5%85%AC%E5%BC%8F)%E6%AA%94103.11.xls'#$''.$AT$14:.$AU$34]"/>
        <table:named-expression table:name="死亡" table:base-cell-address="$年月別.$A$1" table:expression="['file:///D:/123/f34/%E6%96%B0%E8%A1%A8%E8%99%9F02,07~11-%E9%80%A3%E7%B5%90(%E5%85%AC%E5%BC%8F)%E6%AA%94103.11.xls'#$''.$Y$14:.$Y$34]"/>
        <table:named-expression table:name="結婚" table:base-cell-address="$年月別.$A$1" table:expression="['file:///D:/123/f34/%E6%96%B0%E8%A1%A8%E8%99%9F02,07~11-%E9%80%A3%E7%B5%90(%E5%85%AC%E5%BC%8F)%E6%AA%94103.11.xls'#$''.$L$14:.$L$34]"/>
        <table:named-expression table:name="鄰數戶數" table:base-cell-address="$年月別.$A$1" table:expression="['file:///D:/123/f34/%E6%96%B0%E8%A1%A8%E8%99%9F02,07~11-%E9%80%A3%E7%B5%90(%E5%85%AC%E5%BC%8F)%E6%AA%94103.11.xls'#$''.$AQ$14:.$AR$34]"/>
        <table:named-expression table:name="離婚" table:base-cell-address="$年月別.$A$1" table:expression="['file:///D:/123/f34/%E6%96%B0%E8%A1%A8%E8%99%9F02,07~11-%E9%80%A3%E7%B5%90(%E5%85%AC%E5%BC%8F)%E6%AA%94103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20:25:42</meta:creation-date>
    <dc:creator>溫麗華</dc:creator>
    <dc:date>2015-03-10T20:28:19</dc:date>
    <meta:document-statistic meta:table-count="3" meta:cell-count="2927" meta:object-count="0"/>
    <meta:generator>LibreOffice/5.0.5.2$Windows_x86 LibreOffice_project/55b006a02d247b5f7215fc6ea0fde844b30035b3</meta:generator>
  </office:meta>
</office:document-meta>
</file>